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6979in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0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4.6979in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0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0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2.A" style:family="table-column">
      <style:table-column-properties style:column-width="2in"/>
    </style:style>
    <style:style style:name="Table12.B" style:family="table-column">
      <style:table-column-properties style:column-width="4.6979in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2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2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in"/>
    </style:style>
    <style:style style:name="Table3.B" style:family="table-column">
      <style:table-column-properties style:column-width="4.6979in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3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.6979in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" style:family="table">
      <style:table-properties style:width="6.6979in" fo:margin-left="0in" table:align="left" fo:keep-with-next="auto" style:may-break-between-rows="true" table:border-model="collapsing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4.6979in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5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in"/>
    </style:style>
    <style:style style:name="Table6.B" style:family="table-column">
      <style:table-column-properties style:column-width="4.6938in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6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6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2in"/>
    </style:style>
    <style:style style:name="Table7.B" style:family="table-column">
      <style:table-column-properties style:column-width="4.6938in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38in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2in"/>
    </style:style>
    <style:style style:name="Table9.B" style:family="table-column">
      <style:table-column-properties style:column-width="4.6938in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9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9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2in"/>
    </style:style>
    <style:style style:name="Table11.B" style:family="table-column">
      <style:table-column-properties style:column-width="4.6938in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1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1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4.6938in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3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3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2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4.6938in"/>
    </style:style>
    <style:style style:name="Table27.1" style:family="table-row">
      <style:table-row-properties fo:keep-together="auto"/>
    </style:style>
    <style:style style:name="Table2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2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38in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4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4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5.A" style:family="table-column">
      <style:table-column-properties style:column-width="2in"/>
    </style:style>
    <style:style style:name="Table15.B" style:family="table-column">
      <style:table-column-properties style:column-width="4.6938in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5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5.B7" style:family="table-cell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6.A" style:family="table-column">
      <style:table-column-properties style:column-width="2in"/>
    </style:style>
    <style:style style:name="Table16.B" style:family="table-column">
      <style:table-column-properties style:column-width="4.6938in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7.A" style:family="table-column">
      <style:table-column-properties style:column-width="2in"/>
    </style:style>
    <style:style style:name="Table17.B" style:family="table-column">
      <style:table-column-properties style:column-width="4.6938in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7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7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7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8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8.A" style:family="table-column">
      <style:table-column-properties style:column-width="2in"/>
    </style:style>
    <style:style style:name="Table18.B" style:family="table-column">
      <style:table-column-properties style:column-width="4.6938in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8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8.A7" style:family="table-cell" style:data-style-name="N10100">
      <style:table-cell-properties style:vertical-align="" fo:background-color="#996633" fo:padding="0in" fo:border="0.05pt solid #4c1900" style:writing-mode="page">
        <style:background-image/>
      </style:table-cell-properties>
    </style:style>
    <style:style style:name="Table18.B7" style:family="table-cell" style:data-style-name="N10000">
      <style:table-cell-properties style:vertical-align="" fo:background-color="#ffcc99" fo:padding="0in" fo:border="0.05pt solid #ff6633" style:writing-mode="page">
        <style:background-image/>
      </style:table-cell-properties>
    </style:style>
    <style:style style:name="Table1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19.A" style:family="table-column">
      <style:table-column-properties style:column-width="2in"/>
    </style:style>
    <style:style style:name="Table19.B" style:family="table-column">
      <style:table-column-properties style:column-width="4.6938in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1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1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0.A" style:family="table-column">
      <style:table-column-properties style:column-width="2in"/>
    </style:style>
    <style:style style:name="Table20.B" style:family="table-column">
      <style:table-column-properties style:column-width="4.6938in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6.A" style:family="table-column">
      <style:table-column-properties style:column-width="2in"/>
    </style:style>
    <style:style style:name="Table26.B" style:family="table-column">
      <style:table-column-properties style:column-width="4.6938in"/>
    </style:style>
    <style:style style:name="Table26.1" style:family="table-row">
      <style:table-row-properties fo:keep-together="auto"/>
    </style:style>
    <style:style style:name="Table26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6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6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6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3.A" style:family="table-column">
      <style:table-column-properties style:column-width="2in"/>
    </style:style>
    <style:style style:name="Table23.B" style:family="table-column">
      <style:table-column-properties style:column-width="4.6938in"/>
    </style:style>
    <style:style style:name="Table23.1" style:family="table-row">
      <style:table-row-properties fo:keep-together="auto"/>
    </style:style>
    <style:style style:name="Table2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1.A" style:family="table-column">
      <style:table-column-properties style:column-width="2in"/>
    </style:style>
    <style:style style:name="Table21.B" style:family="table-column">
      <style:table-column-properties style:column-width="4.6938in"/>
    </style:style>
    <style:style style:name="Table21.1" style:family="table-row">
      <style:table-row-properties fo:keep-together="auto"/>
    </style:style>
    <style:style style:name="Table2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2.A" style:family="table-column">
      <style:table-column-properties style:column-width="2in"/>
    </style:style>
    <style:style style:name="Table22.B" style:family="table-column">
      <style:table-column-properties style:column-width="4.6938in"/>
    </style:style>
    <style:style style:name="Table22.1" style:family="table-row">
      <style:table-row-properties fo:keep-together="auto"/>
    </style:style>
    <style:style style:name="Table2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5.A" style:family="table-column">
      <style:table-column-properties style:column-width="2in"/>
    </style:style>
    <style:style style:name="Table25.B" style:family="table-column">
      <style:table-column-properties style:column-width="4.6938in"/>
    </style:style>
    <style:style style:name="Table25.1" style:family="table-row">
      <style:table-row-properties fo:keep-together="auto"/>
    </style:style>
    <style:style style:name="Table25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5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5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5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4.6938in"/>
    </style:style>
    <style:style style:name="Table24.1" style:family="table-row">
      <style:table-row-properties fo:keep-together="auto"/>
    </style:style>
    <style:style style:name="Table24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4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4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4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29.A" style:family="table-column">
      <style:table-column-properties style:column-width="2in"/>
    </style:style>
    <style:style style:name="Table29.B" style:family="table-column">
      <style:table-column-properties style:column-width="4.6938in"/>
    </style:style>
    <style:style style:name="Table29.1" style:family="table-row">
      <style:table-row-properties fo:keep-together="auto"/>
    </style:style>
    <style:style style:name="Table29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29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29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29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4.6938in"/>
    </style:style>
    <style:style style:name="Table30.1" style:family="table-row">
      <style:table-row-properties fo:keep-together="auto"/>
    </style:style>
    <style:style style:name="Table30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0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0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0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1.A" style:family="table-column">
      <style:table-column-properties style:column-width="2in"/>
    </style:style>
    <style:style style:name="Table31.B" style:family="table-column">
      <style:table-column-properties style:column-width="4.6938in"/>
    </style:style>
    <style:style style:name="Table31.1" style:family="table-row">
      <style:table-row-properties fo:keep-together="auto"/>
    </style:style>
    <style:style style:name="Table31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1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1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1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2.A" style:family="table-column">
      <style:table-column-properties style:column-width="2in"/>
    </style:style>
    <style:style style:name="Table32.B" style:family="table-column">
      <style:table-column-properties style:column-width="4.6938in"/>
    </style:style>
    <style:style style:name="Table32.1" style:family="table-row">
      <style:table-row-properties fo:keep-together="auto"/>
    </style:style>
    <style:style style:name="Table32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2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2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2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" style:family="table">
      <style:table-properties style:width="6.6938in" fo:margin-left="0.0042in" fo:break-before="auto" fo:break-after="auto" table:align="left" fo:keep-with-next="auto" style:may-break-between-rows="true" table:border-model="collapsing"/>
    </style:style>
    <style:style style:name="Table33.A" style:family="table-column">
      <style:table-column-properties style:column-width="2in"/>
    </style:style>
    <style:style style:name="Table33.B" style:family="table-column">
      <style:table-column-properties style:column-width="4.6938in"/>
    </style:style>
    <style:style style:name="Table33.1" style:family="table-row">
      <style:table-row-properties fo:keep-together="auto"/>
    </style:style>
    <style:style style:name="Table33.A1" style:family="table-cell" style:data-style-name="N10100">
      <style:table-cell-properties style:vertical-align="" fo:background-color="#663300" fo:padding="0in" fo:border="0.05pt solid #4c1900" style:writing-mode="page">
        <style:background-image/>
      </style:table-cell-properties>
    </style:style>
    <style:style style:name="Table33.A2" style:family="table-cell" style:data-style-name="N10100">
      <style:table-cell-properties style:vertical-align="" fo:background-color="#996633" fo:padding="0in" fo:border-left="0.05pt solid #4c1900" fo:border-right="0.05pt solid #4c1900" fo:border-top="none" fo:border-bottom="0.05pt solid #4c1900" style:writing-mode="page">
        <style:background-image/>
      </style:table-cell-properties>
    </style:style>
    <style:style style:name="Table33.B2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3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4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5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Table33.B6" style:family="table-cell">
      <style:table-cell-properties style:vertical-align="" fo:background-color="#ffcc99" fo:padding="0in" fo:border-left="0.05pt solid #ff6633" fo:border-right="0.05pt solid #ff6633" fo:border-top="none" fo:border-bottom="0.05pt solid #ff6633" style:writing-mode="page">
        <style:background-image/>
      </style:table-cell-properties>
    </style:style>
    <style:style style:name="P1" style:family="paragraph" style:parent-style-name="Standard">
      <style:text-properties officeooo:paragraph-rsid="001ccc20"/>
    </style:style>
    <style:style style:name="P2" style:family="paragraph" style:parent-style-name="Standard">
      <style:text-properties officeooo:paragraph-rsid="001e596e"/>
    </style:style>
    <style:style style:name="P3" style:family="paragraph" style:parent-style-name="Standard">
      <style:text-properties officeooo:paragraph-rsid="001f98d4"/>
    </style:style>
    <style:style style:name="P4" style:family="paragraph" style:parent-style-name="Standard">
      <style:text-properties officeooo:rsid="001f98d4" officeooo:paragraph-rsid="00214cb9"/>
    </style:style>
    <style:style style:name="P5" style:family="paragraph" style:parent-style-name="Standard">
      <style:text-properties officeooo:rsid="001f98d4" officeooo:paragraph-rsid="0021c281"/>
    </style:style>
    <style:style style:name="P6" style:family="paragraph" style:parent-style-name="Standard">
      <style:text-properties officeooo:rsid="001f98d4" officeooo:paragraph-rsid="002357a4"/>
    </style:style>
    <style:style style:name="P7" style:family="paragraph" style:parent-style-name="Standard">
      <style:text-properties officeooo:rsid="0020707c" officeooo:paragraph-rsid="00214cb9"/>
    </style:style>
    <style:style style:name="P8" style:family="paragraph" style:parent-style-name="Standard">
      <style:text-properties officeooo:rsid="00303e5b" officeooo:paragraph-rsid="00214cb9"/>
    </style:style>
    <style:style style:name="P9" style:family="paragraph" style:parent-style-name="Standard">
      <style:text-properties officeooo:paragraph-rsid="00214cb9"/>
    </style:style>
    <style:style style:name="P10" style:family="paragraph" style:parent-style-name="Standard">
      <style:text-properties officeooo:paragraph-rsid="0021c281"/>
    </style:style>
    <style:style style:name="P11" style:family="paragraph" style:parent-style-name="Standard">
      <style:text-properties officeooo:rsid="0024c0bb" officeooo:paragraph-rsid="0024c0bb"/>
    </style:style>
    <style:style style:name="P12" style:family="paragraph" style:parent-style-name="Standard">
      <style:text-properties officeooo:rsid="0024c0bb" officeooo:paragraph-rsid="002f8908"/>
    </style:style>
    <style:style style:name="P13" style:family="paragraph" style:parent-style-name="Standard">
      <style:text-properties officeooo:paragraph-rsid="00250bd0"/>
    </style:style>
    <style:style style:name="P14" style:family="paragraph" style:parent-style-name="Standard">
      <style:text-properties officeooo:paragraph-rsid="0027a65d"/>
    </style:style>
    <style:style style:name="P15" style:family="paragraph" style:parent-style-name="Standard">
      <style:text-properties officeooo:paragraph-rsid="002903c5"/>
    </style:style>
    <style:style style:name="P16" style:family="paragraph" style:parent-style-name="Standard">
      <style:text-properties officeooo:paragraph-rsid="00294154"/>
    </style:style>
    <style:style style:name="P17" style:family="paragraph" style:parent-style-name="Standard">
      <style:text-properties officeooo:paragraph-rsid="0029b953"/>
    </style:style>
    <style:style style:name="P18" style:family="paragraph" style:parent-style-name="Standard">
      <style:text-properties officeooo:paragraph-rsid="002a8ab7"/>
    </style:style>
    <style:style style:name="P19" style:family="paragraph" style:parent-style-name="Standard">
      <style:text-properties officeooo:paragraph-rsid="002f8908"/>
    </style:style>
    <style:style style:name="P20" style:family="paragraph" style:parent-style-name="Standard">
      <style:text-properties officeooo:paragraph-rsid="003280b6"/>
    </style:style>
    <style:style style:name="P21" style:family="paragraph" style:parent-style-name="Standard">
      <style:text-properties officeooo:rsid="00329b03" officeooo:paragraph-rsid="00329b03"/>
    </style:style>
    <style:style style:name="P22" style:family="paragraph" style:parent-style-name="Standard">
      <style:text-properties officeooo:paragraph-rsid="0035a317"/>
    </style:style>
    <style:style style:name="P23" style:family="paragraph" style:parent-style-name="Standard">
      <style:text-properties officeooo:paragraph-rsid="0036dc4a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280b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29b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5a3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0043c" officeooo:paragraph-rsid="0036dc4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1ee3f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234b" officeooo:paragraph-rsid="001ccc2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e596e" officeooo:paragraph-rsid="001e596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f98d4" officeooo:paragraph-rsid="001f98d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2504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32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0f8e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03e5b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4c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1d8357" officeooo:paragraph-rsid="0021c28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357a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357a4" officeooo:paragraph-rsid="002c569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4c0bb" officeooo:paragraph-rsid="0024c0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50bd0" officeooo:paragraph-rsid="00250b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7a65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03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7a65d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9415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4154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9b953" officeooo:paragraph-rsid="0029b95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a8ab7" officeooo:paragraph-rsid="002a8ab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8908" officeooo:paragraph-rsid="002f890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2f8908" officeooo:paragraph-rsid="003280b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29b03" officeooo:paragraph-rsid="00329b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5a317" officeooo:paragraph-rsid="0035a31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officeooo:rsid="0036dc4a" officeooo:paragraph-rsid="0036dc4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bde31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ee3f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43c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a9fa3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f527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cc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234b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e59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57fa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f98d4" officeooo:paragraph-rsid="001f9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2504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3e5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d8357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4cb9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1c281" officeooo:paragraph-rsid="0021c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357a4" officeooo:paragraph-rsid="002c5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4c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50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c0bb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7a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65d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4154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a8ab7" officeooo:paragraph-rsid="00328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5a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5a317" officeooo:paragraph-rsid="0035a3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5a317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6dc4a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break-before="auto" fo:break-after="auto"/>
      <style:text-properties officeooo:paragraph-rsid="002f8908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14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357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f89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4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9b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7a32e" officeooo:paragraph-rsid="002a8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a1aa5" officeooo:paragraph-rsid="003a1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f0f8e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e074e" officeooo:paragraph-rsid="003e0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7f51" officeooo:paragraph-rsid="003ef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e7f51" officeooo:paragraph-rsid="0021f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11ea2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1c75" officeooo:paragraph-rsid="00241c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1c75" officeooo:paragraph-rsid="00411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9d4a" officeooo:paragraph-rsid="00249d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49d4a" officeooo:paragraph-rsid="00427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29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29b03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6dc4a" officeooo:paragraph-rsid="0036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c1285"/>
    </style:style>
    <style:style style:name="T2" style:family="text">
      <style:text-properties officeooo:rsid="0018f527"/>
    </style:style>
    <style:style style:name="T3" style:family="text">
      <style:text-properties officeooo:rsid="0014e0bd"/>
    </style:style>
    <style:style style:name="T4" style:family="text">
      <style:text-properties officeooo:rsid="001a9fa3"/>
    </style:style>
    <style:style style:name="T5" style:family="text">
      <style:text-properties officeooo:rsid="0011ee3f"/>
    </style:style>
    <style:style style:name="T6" style:family="text">
      <style:text-properties officeooo:rsid="00194d84"/>
    </style:style>
    <style:style style:name="T7" style:family="text">
      <style:text-properties officeooo:rsid="001f234b"/>
    </style:style>
    <style:style style:name="T8" style:family="text">
      <style:text-properties officeooo:rsid="001e596e"/>
    </style:style>
    <style:style style:name="T9" style:family="text">
      <style:text-properties officeooo:rsid="001f98d4"/>
    </style:style>
    <style:style style:name="T10" style:family="text">
      <style:text-properties officeooo:rsid="00225047"/>
    </style:style>
    <style:style style:name="T11" style:family="text">
      <style:text-properties officeooo:rsid="0027a32e"/>
    </style:style>
    <style:style style:name="T12" style:family="text">
      <style:text-properties officeooo:rsid="002f0f8e"/>
    </style:style>
    <style:style style:name="T13" style:family="text">
      <style:text-properties officeooo:rsid="00303e5b"/>
    </style:style>
    <style:style style:name="T14" style:family="text">
      <style:text-properties officeooo:rsid="001d8357"/>
    </style:style>
    <style:style style:name="T15" style:family="text">
      <style:text-properties officeooo:rsid="0021c281"/>
    </style:style>
    <style:style style:name="T16" style:family="text">
      <style:text-properties officeooo:rsid="0024c0bb"/>
    </style:style>
    <style:style style:name="T17" style:family="text">
      <style:text-properties officeooo:rsid="0027a65d"/>
    </style:style>
    <style:style style:name="T18" style:family="text">
      <style:text-properties officeooo:rsid="002903c5"/>
    </style:style>
    <style:style style:name="T19" style:family="text">
      <style:text-properties officeooo:rsid="00294154"/>
    </style:style>
    <style:style style:name="T20" style:family="text">
      <style:text-properties officeooo:rsid="0029b953"/>
    </style:style>
    <style:style style:name="T21" style:family="text">
      <style:text-properties officeooo:rsid="002a8ab7"/>
    </style:style>
    <style:style style:name="T22" style:family="text">
      <style:text-properties officeooo:rsid="002c569b"/>
    </style:style>
    <style:style style:name="T23" style:family="text">
      <style:text-properties officeooo:rsid="0010043c"/>
    </style:style>
    <style:style style:name="T24" style:family="text">
      <style:text-properties officeooo:rsid="002ea465"/>
    </style:style>
    <style:style style:name="T25" style:family="text">
      <style:text-properties officeooo:rsid="002f8908"/>
    </style:style>
    <style:style style:name="T26" style:family="text">
      <style:text-properties officeooo:rsid="00312d8b"/>
    </style:style>
    <style:style style:name="T27" style:family="text">
      <style:text-properties officeooo:rsid="003280b6"/>
    </style:style>
    <style:style style:name="T28" style:family="text">
      <style:text-properties officeooo:rsid="00329b03"/>
    </style:style>
    <style:style style:name="T29" style:family="text">
      <style:text-properties officeooo:rsid="0033d6bb"/>
    </style:style>
    <style:style style:name="T30" style:family="text">
      <style:text-properties officeooo:rsid="0035a317"/>
    </style:style>
    <style:style style:name="T31" style:family="text">
      <style:text-properties officeooo:rsid="0036dc4a"/>
    </style:style>
    <style:style style:name="T32" style:family="text">
      <style:text-properties officeooo:rsid="003a1aa5"/>
    </style:style>
    <style:style style:name="T33" style:family="text">
      <style:text-properties officeooo:rsid="003e074e"/>
    </style:style>
    <style:style style:name="T34" style:family="text">
      <style:text-properties officeooo:rsid="00203294"/>
    </style:style>
    <style:style style:name="T35" style:family="text">
      <style:text-properties officeooo:rsid="003f9637"/>
    </style:style>
    <style:style style:name="T36" style:family="text">
      <style:text-properties officeooo:rsid="00220615"/>
    </style:style>
    <style:style style:name="T37" style:family="text">
      <style:text-properties officeooo:rsid="00411ea2"/>
    </style:style>
    <style:style style:name="T38" style:family="text">
      <style:text-properties officeooo:rsid="00241c75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4">Use case </text:p>
          </table:table-cell>
          <table:table-cell table:style-name="Table1.A1" office:value-type="float" office:value="0">
            <text:p text:style-name="P43">register</text:p>
          </table:table-cell>
        </table:table-row>
        <table:table-row table:style-name="Table1.1">
          <table:table-cell table:style-name="Table1.A2" office:value-type="float" office:value="0">
            <text:p text:style-name="P24">Actors </text:p>
          </table:table-cell>
          <table:table-cell table:style-name="Table1.B2" office:value-type="string">
            <text:p text:style-name="P78">gu<text:span text:style-name="T1">est</text:span></text:p>
          </table:table-cell>
        </table:table-row>
        <table:table-row table:style-name="Table1.1">
          <table:table-cell table:style-name="Table1.A2" office:value-type="float" office:value="0">
            <text:p text:style-name="P24">Precondition</text:p>
          </table:table-cell>
          <table:table-cell table:style-name="Table1.B3" office:value-type="string">
            <text:p text:style-name="P79">User should fill some data such as:<text:span text:style-name="T2">user </text:span>name,passw<text:span text:style-name="T3">o</text:span>rd and e-mail</text:p>
          </table:table-cell>
        </table:table-row>
        <table:table-row table:style-name="Table1.1">
          <table:table-cell table:style-name="Table1.A2" office:value-type="float" office:value="0">
            <text:p text:style-name="P24">Basic flow</text:p>
          </table:table-cell>
          <table:table-cell table:style-name="Table1.B4" office:value-type="string">
            <text:p text:style-name="P82">1-<text:span text:style-name="T2">click register</text:span></text:p>
            <text:p text:style-name="P87">2-open register page </text:p>
            <text:p text:style-name="P82"><text:span text:style-name="T4">3</text:span>-<text:span text:style-name="T2">fill the data of the registration forum which is: user name,password,e-mail</text:span></text:p>
            <text:p text:style-name="P82"><text:span text:style-name="T4">4</text:span>-<text:span text:style-name="T2">choose alphanumeric characters in password</text:span></text:p>
            <text:p text:style-name="P90"><text:span text:style-name="T4">5</text:span>-click submit</text:p>
          </table:table-cell>
        </table:table-row>
        <table:table-row table:style-name="Table1.1">
          <table:table-cell table:style-name="Table1.A2" office:value-type="float" office:value="0">
            <text:p text:style-name="P24">Alternative flow </text:p>
          </table:table-cell>
          <table:table-cell table:style-name="Table1.B5" office:value-type="string">
            <text:p text:style-name="P91"><text:s/><text:span text:style-name="T5">The entered e-mail is wrong </text:span></text:p>
            <text:p text:style-name="P90">the password <text:span text:style-name="T6">does not </text:span><text:s/>consist of alphanumeric characters</text:p>
          </table:table-cell>
        </table:table-row>
        <table:table-row table:style-name="Table1.1">
          <table:table-cell table:style-name="Table1.A2" office:value-type="float" office:value="0">
            <text:p text:style-name="P24">Post condition </text:p>
          </table:table-cell>
          <table:table-cell table:style-name="Table1.B6" office:value-type="string">
            <text:p text:style-name="P91"><text:s text:c="2"/><text:span text:style-name="T5">An activation message will be sent to user’s e-mail</text:span></text:p>
          </table:table-cell>
        </table:table-row>
        <table:table-row table:style-name="Table1.1">
          <table:table-cell table:style-name="Table1.A7">
            <text:p text:style-name="P44"/>
          </table:table-cell>
          <table:table-cell table:style-name="Table1.B7">
            <text:p text:style-name="P91"/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27">Use case </text:p>
          </table:table-cell>
          <table:table-cell table:style-name="Table10.A1" office:value-type="float" office:value="0">
            <text:p text:style-name="P60">login</text:p>
          </table:table-cell>
        </table:table-row>
        <table:table-row table:style-name="Table10.1">
          <table:table-cell table:style-name="Table10.A2" office:value-type="float" office:value="0">
            <text:p text:style-name="P27">Actors </text:p>
          </table:table-cell>
          <table:table-cell table:style-name="Table10.B2" office:value-type="string">
            <text:p text:style-name="P80">User</text:p>
            <text:p text:style-name="P140">pharmacy</text:p>
            <text:p text:style-name="P85"><text:span text:style-name="T14">company</text:span><text:tab/></text:p>
            <text:p text:style-name="P142">admin</text:p>
          </table:table-cell>
        </table:table-row>
        <table:table-row table:style-name="Table10.1">
          <table:table-cell table:style-name="Table10.A2" office:value-type="float" office:value="0">
            <text:p text:style-name="P27">Precondition</text:p>
          </table:table-cell>
          <table:table-cell table:style-name="Table10.B3" office:value-type="string">
            <text:p text:style-name="P140">register</text:p>
          </table:table-cell>
        </table:table-row>
        <table:table-row table:style-name="Table10.1">
          <table:table-cell table:style-name="Table10.A2" office:value-type="float" office:value="0">
            <text:p text:style-name="P27">Basic flow</text:p>
          </table:table-cell>
          <table:table-cell table:style-name="Table10.B4" office:value-type="string">
            <text:p text:style-name="P85">1-<text:span text:style-name="T14">open a homepage</text:span></text:p>
            <text:p text:style-name="P140">2-enter user name and password</text:p>
            <text:p text:style-name="P140">3-click login</text:p>
          </table:table-cell>
        </table:table-row>
        <table:table-row table:style-name="Table10.1">
          <table:table-cell table:style-name="Table10.A2" office:value-type="float" office:value="0">
            <text:p text:style-name="P27">Alternative flow </text:p>
          </table:table-cell>
          <table:table-cell table:style-name="Table10.B5" office:value-type="string">
            <text:p text:style-name="P94"><text:s/>-<text:span text:style-name="T14">enter a wrong user name</text:span></text:p>
            <text:p text:style-name="P94">-<text:span text:style-name="T14">enter a wrong password</text:span></text:p>
          </table:table-cell>
        </table:table-row>
        <table:table-row table:style-name="Table10.1">
          <table:table-cell table:style-name="Table10.A2" office:value-type="float" office:value="0">
            <text:p text:style-name="P27">Post condition </text:p>
          </table:table-cell>
          <table:table-cell table:style-name="Table10.B6" office:value-type="string">
            <text:p text:style-name="P94"><text:s text:c="2"/><text:span text:style-name="T5">A specific web page will be opened according to each actor</text:span></text:p>
          </table:table-cell>
        </table:table-row>
        <table:table-row table:style-name="Table10.1">
          <table:table-cell table:style-name="Table10.A7">
            <text:p text:style-name="P45"/>
          </table:table-cell>
          <table:table-cell table:style-name="Table10.B7">
            <text:p text:style-name="P94"/>
          </table:table-cell>
        </table:table-row>
      </table:table>
      <text:p text:style-name="P9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28">Use case </text:p>
          </table:table-cell>
          <table:table-cell table:style-name="Table12.A1" office:value-type="float" office:value="0">
            <text:p text:style-name="P61">log<text:span text:style-name="T15">out</text:span></text:p>
          </table:table-cell>
        </table:table-row>
        <table:table-row table:style-name="Table12.1">
          <table:table-cell table:style-name="Table12.A2" office:value-type="float" office:value="0">
            <text:p text:style-name="P28">Actors </text:p>
          </table:table-cell>
          <table:table-cell table:style-name="Table12.B2" office:value-type="string">
            <text:p text:style-name="P81">User</text:p>
            <text:p text:style-name="P141">pharmacy</text:p>
            <text:p text:style-name="P86"><text:span text:style-name="T14">company</text:span><text:tab/></text:p>
            <text:p text:style-name="P143">admin</text:p>
          </table:table-cell>
        </table:table-row>
        <table:table-row table:style-name="Table12.1">
          <table:table-cell table:style-name="Table12.A2" office:value-type="float" office:value="0">
            <text:p text:style-name="P28">Precondition</text:p>
          </table:table-cell>
          <table:table-cell table:style-name="Table12.B3" office:value-type="string">
            <text:p text:style-name="P144">Login </text:p>
          </table:table-cell>
        </table:table-row>
        <table:table-row table:style-name="Table12.1">
          <table:table-cell table:style-name="Table12.A2" office:value-type="float" office:value="0">
            <text:p text:style-name="P28">Basic flow</text:p>
          </table:table-cell>
          <table:table-cell table:style-name="Table12.B4" office:value-type="string">
            <text:p text:style-name="P86">1-<text:span text:style-name="T14">open a homepage</text:span></text:p>
            <text:p text:style-name="P141">2-<text:span text:style-name="T15">click logout</text:span></text:p>
          </table:table-cell>
        </table:table-row>
        <table:table-row table:style-name="Table12.1">
          <table:table-cell table:style-name="Table12.A2" office:value-type="float" office:value="0">
            <text:p text:style-name="P28">Alternative flow </text:p>
          </table:table-cell>
          <table:table-cell table:style-name="Table12.B5" office:value-type="string">
            <text:p text:style-name="P95"/>
          </table:table-cell>
        </table:table-row>
        <table:table-row table:style-name="Table12.1">
          <table:table-cell table:style-name="Table12.A2" office:value-type="float" office:value="0">
            <text:p text:style-name="P28">Post condition </text:p>
          </table:table-cell>
          <table:table-cell table:style-name="Table12.B6" office:value-type="string">
            <text:p text:style-name="P95"><text:s/><text:span text:style-name="T15">The logout will redirect to guest home page</text:span></text:p>
          </table:table-cell>
        </table:table-row>
        <table:table-row table:style-name="Table12.1">
          <table:table-cell table:style-name="Table12.A7">
            <text:p text:style-name="P46"/>
          </table:table-cell>
          <table:table-cell table:style-name="Table12.B7">
            <text:p text:style-name="P95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24">Use case </text:p>
          </table:table-cell>
          <table:table-cell table:style-name="Table3.A1" office:value-type="float" office:value="0">
            <text:p text:style-name="P52">Search </text:p>
          </table:table-cell>
        </table:table-row>
        <table:table-row table:style-name="Table3.1">
          <table:table-cell table:style-name="Table3.A2" office:value-type="float" office:value="0">
            <text:p text:style-name="P24">Actors </text:p>
          </table:table-cell>
          <table:table-cell table:style-name="Table3.B2" office:value-type="string">
            <text:p text:style-name="P101">User </text:p>
            <text:p text:style-name="P82"><text:span text:style-name="T7">guest</text:span><text:tab/><text:tab/></text:p>
            <text:p text:style-name="P104">pharmacy</text:p>
          </table:table-cell>
        </table:table-row>
        <table:table-row table:style-name="Table3.1">
          <table:table-cell table:style-name="Table3.A2" office:value-type="float" office:value="0">
            <text:p text:style-name="P24">Precondition</text:p>
          </table:table-cell>
          <table:table-cell table:style-name="Table3.B3" office:value-type="string">
            <text:p text:style-name="P101">Open a homepage</text:p>
          </table:table-cell>
        </table:table-row>
        <table:table-row table:style-name="Table3.1">
          <table:table-cell table:style-name="Table3.A2" office:value-type="float" office:value="0">
            <text:p text:style-name="P24">Basic flow</text:p>
          </table:table-cell>
          <table:table-cell table:style-name="Table3.B4" office:value-type="string">
            <text:p text:style-name="P82">1-<text:span text:style-name="T7">open a homepage</text:span></text:p>
            <text:p text:style-name="P87">2-<text:span text:style-name="T7">write name of the medicine or bar code of the medicine in text box</text:span></text:p>
            <text:p text:style-name="P82"><text:span text:style-name="T4">3</text:span>-<text:span text:style-name="T7">click search beside the text box</text:span></text:p>
          </table:table-cell>
        </table:table-row>
        <table:table-row table:style-name="Table3.1">
          <table:table-cell table:style-name="Table3.A2" office:value-type="float" office:value="0">
            <text:p text:style-name="P24">Alternative flow </text:p>
          </table:table-cell>
          <table:table-cell table:style-name="Table3.B5" office:value-type="string">
            <text:p text:style-name="P91"><text:s/><text:span text:style-name="T5">The bar code of the medicine is wrong or the name is wrong</text:span></text:p>
            <text:p text:style-name="P101">the medicine is not found in any pharmacies</text:p>
          </table:table-cell>
        </table:table-row>
        <text:soft-page-break/>
        <table:table-row table:style-name="Table3.1">
          <table:table-cell table:style-name="Table3.A2" office:value-type="float" office:value="0">
            <text:p text:style-name="P24">Post condition </text:p>
          </table:table-cell>
          <table:table-cell table:style-name="Table3.B6" office:value-type="string">
            <text:p text:style-name="P91"><text:s text:c="2"/><text:span text:style-name="T7">All pharmacies which have the medicine will be appear</text:span></text:p>
          </table:table-cell>
        </table:table-row>
        <table:table-row table:style-name="Table3.1">
          <table:table-cell table:style-name="Table3.A7">
            <text:p text:style-name="P44"/>
          </table:table-cell>
          <table:table-cell table:style-name="Table3.B7" office:value-type="string">
            <text:p text:style-name="P91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5">Use case </text:p>
          </table:table-cell>
          <table:table-cell table:style-name="Table2.A1" office:value-type="float" office:value="0">
            <text:p text:style-name="P53">View <text:span text:style-name="T9">alternatives</text:span></text:p>
          </table:table-cell>
        </table:table-row>
        <table:table-row table:style-name="Table2.1">
          <table:table-cell table:style-name="Table2.A2" office:value-type="float" office:value="0">
            <text:p text:style-name="P25">Actors </text:p>
          </table:table-cell>
          <table:table-cell table:style-name="Table2.B2" office:value-type="string">
            <text:p text:style-name="P102">User <text:span text:style-name="T23"><text:tab/><text:tab/></text:span></text:p>
            <text:p text:style-name="P105">pharmacy</text:p>
          </table:table-cell>
        </table:table-row>
        <table:table-row table:style-name="Table2.1">
          <table:table-cell table:style-name="Table2.A2" office:value-type="float" office:value="0">
            <text:p text:style-name="P25">Precondition</text:p>
          </table:table-cell>
          <table:table-cell table:style-name="Table2.B3" office:value-type="string">
            <text:p text:style-name="P102">Open a homepage /<text:span text:style-name="T9">search for medicine</text:span></text:p>
          </table:table-cell>
        </table:table-row>
        <table:table-row table:style-name="Table2.1">
          <table:table-cell table:style-name="Table2.A2" office:value-type="float" office:value="0">
            <text:p text:style-name="P25">Basic flow</text:p>
          </table:table-cell>
          <table:table-cell table:style-name="Table2.B4" office:value-type="string">
            <text:p text:style-name="P83">1-<text:span text:style-name="T7">open a homepage</text:span></text:p>
            <text:p text:style-name="P88">2-<text:span text:style-name="T7">write name of the medicine or bar code of the medicine in text box</text:span></text:p>
            <text:p text:style-name="P83"><text:span text:style-name="T4">3</text:span>-<text:span text:style-name="T7">click search beside the text box</text:span></text:p>
          </table:table-cell>
        </table:table-row>
        <table:table-row table:style-name="Table2.1">
          <table:table-cell table:style-name="Table2.A2" office:value-type="float" office:value="0">
            <text:p text:style-name="P25">Alternative flow </text:p>
          </table:table-cell>
          <table:table-cell table:style-name="Table2.B5" office:value-type="string">
            <text:p text:style-name="P92"><text:s/><text:span text:style-name="T5">The bar code of the medicine is wrong or the name is wrong</text:span></text:p>
            <text:p text:style-name="P102">the medicine is not found in any pharmacies <text:span text:style-name="T8">or no registered alternatives for this medicine </text:span></text:p>
          </table:table-cell>
        </table:table-row>
        <table:table-row table:style-name="Table2.1">
          <table:table-cell table:style-name="Table2.A2" office:value-type="float" office:value="0">
            <text:p text:style-name="P25">Post condition </text:p>
          </table:table-cell>
          <table:table-cell table:style-name="Table2.B6" office:value-type="string">
            <text:p text:style-name="P92"><text:s text:c="2"/><text:span text:style-name="T7">All pharmacies selected alternatives will appear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6">Use case </text:p>
          </table:table-cell>
          <table:table-cell table:style-name="Table4.A1" office:value-type="float" office:value="0">
            <text:p text:style-name="P54">Choose location</text:p>
          </table:table-cell>
        </table:table-row>
        <table:table-row table:style-name="Table4.1">
          <table:table-cell table:style-name="Table4.A2" office:value-type="float" office:value="0">
            <text:p text:style-name="P26">Actors </text:p>
          </table:table-cell>
          <table:table-cell table:style-name="Table4.B2" office:value-type="string">
            <text:p text:style-name="P103">User </text:p>
            <text:p text:style-name="P84"><text:span text:style-name="T7">guest</text:span><text:tab/><text:tab/></text:p>
            <text:p text:style-name="P106">pharmacy</text:p>
          </table:table-cell>
        </table:table-row>
        <table:table-row table:style-name="Table4.1">
          <table:table-cell table:style-name="Table4.A2" office:value-type="float" office:value="0">
            <text:p text:style-name="P26">Precondition</text:p>
          </table:table-cell>
          <table:table-cell table:style-name="Table4.B3" office:value-type="string">
            <text:p text:style-name="P103">Open a homepage /<text:span text:style-name="T9">search for medicine</text:span></text:p>
          </table:table-cell>
        </table:table-row>
        <table:table-row table:style-name="Table4.1">
          <table:table-cell table:style-name="Table4.A2" office:value-type="float" office:value="0">
            <text:p text:style-name="P26">Basic flow</text:p>
          </table:table-cell>
          <table:table-cell table:style-name="Table4.B4" office:value-type="string">
            <text:p text:style-name="P84">1-<text:span text:style-name="T7">open a homepage</text:span></text:p>
            <text:p text:style-name="P89">2-<text:span text:style-name="T7">write name of the medicine or bar code of the medicine in text box</text:span></text:p>
            <text:p text:style-name="P84"><text:span text:style-name="T4">3</text:span>-<text:span text:style-name="T7">click search beside the text box</text:span></text:p>
          </table:table-cell>
        </table:table-row>
        <table:table-row table:style-name="Table4.1">
          <table:table-cell table:style-name="Table4.A2" office:value-type="float" office:value="0">
            <text:p text:style-name="P26">Alternative flow </text:p>
          </table:table-cell>
          <table:table-cell table:style-name="Table4.B5" office:value-type="string">
            <text:p text:style-name="P107">The web app gets the location automatically without user input</text:p>
          </table:table-cell>
        </table:table-row>
        <table:table-row table:style-name="Table4.1">
          <table:table-cell table:style-name="Table4.A2" office:value-type="float" office:value="0">
            <text:p text:style-name="P26">Post condition </text:p>
          </table:table-cell>
          <table:table-cell table:style-name="Table4.B6" office:value-type="string">
            <text:p text:style-name="P93"><text:s/><text:span text:style-name="T9">Identify user location correctly </text:span></text:p>
            <text:p text:style-name="P93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7">Use case </text:p>
          </table:table-cell>
          <table:table-cell table:style-name="Table5.A1" office:value-type="float" office:value="0">
            <text:p text:style-name="P55">Track </text:p>
          </table:table-cell>
        </table:table-row>
        <table:table-row table:style-name="Table5.1">
          <table:table-cell table:style-name="Table5.A2" office:value-type="float" office:value="0">
            <text:p text:style-name="P27">Actor <text:s text:c="39"/></text:p>
          </table:table-cell>
          <table:table-cell table:style-name="Table5.B2" office:value-type="string">
            <text:p text:style-name="P85"><text:s/><text:span text:style-name="T10">user</text:span></text:p>
          </table:table-cell>
        </table:table-row>
        <table:table-row table:style-name="Table5.1">
          <table:table-cell table:style-name="Table5.A2" office:value-type="float" office:value="0">
            <text:p text:style-name="P27">Precondition</text:p>
          </table:table-cell>
          <table:table-cell table:style-name="Table5.B3" office:value-type="string">
            <text:p text:style-name="P108">login</text:p>
          </table:table-cell>
        </table:table-row>
        <table:table-row table:style-name="Table5.1">
          <table:table-cell table:style-name="Table5.A2" office:value-type="float" office:value="0">
            <text:p text:style-name="P27">Basic flow</text:p>
          </table:table-cell>
          <table:table-cell table:style-name="Table5.B4" office:value-type="string">
            <text:p text:style-name="P108">1-logged in to the web page</text:p>
            <text:p text:style-name="P108">2-open profile info</text:p>
            <text:p text:style-name="P108">3-enter the name or the bar code of the most searched medicine</text:p>
            <text:p text:style-name="P108">4-click submit</text:p>
          </table:table-cell>
        </table:table-row>
        <table:table-row table:style-name="Table5.1">
          <table:table-cell table:style-name="Table5.A2" office:value-type="float" office:value="0">
            <text:p text:style-name="P27">Alternative flow </text:p>
          </table:table-cell>
          <table:table-cell table:style-name="Table5.B5" office:value-type="string">
            <text:p text:style-name="P108">1-The medicine is not found yet in any pharmacies</text:p>
            <text:p text:style-name="P108">2-the name of the medicine is wrong</text:p>
            <text:p text:style-name="P108">3-the bar code of the medicine is wrong</text:p>
          </table:table-cell>
        </table:table-row>
        <table:table-row table:style-name="Table5.1">
          <table:table-cell table:style-name="Table5.A2" office:value-type="float" office:value="0">
            <text:p text:style-name="P27">Post condition </text:p>
          </table:table-cell>
          <table:table-cell table:style-name="Table5.B6" office:value-type="string">
            <text:p text:style-name="P94"><text:s text:c="2"/><text:span text:style-name="T10">A notification will be appeared in user’s profile informing him about the details of the medicine and in which pharmacy it’s found or sending user an email </text:span></text:p>
          </table:table-cell>
        </table:table-row>
        <table:table-row table:style-name="Table5.1">
          <table:table-cell table:style-name="Table5.A7">
            <text:p text:style-name="P45"/>
          </table:table-cell>
          <table:table-cell table:style-name="Table5.B7">
            <text:p text:style-name="P94"/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7">Use case </text:p>
          </table:table-cell>
          <table:table-cell table:style-name="Table6.A1" office:value-type="float" office:value="0">
            <text:p text:style-name="P56">Select pharmacy</text:p>
          </table:table-cell>
        </table:table-row>
        <table:table-row table:style-name="Table6.1">
          <table:table-cell table:style-name="Table6.A2" office:value-type="float" office:value="0">
            <text:p text:style-name="P27">Actors </text:p>
          </table:table-cell>
          <table:table-cell table:style-name="Table6.B2" office:value-type="string">
            <text:p text:style-name="P85"><text:span text:style-name="T5">User/guest/pharamcy </text:span><text:tab/><text:tab/></text:p>
          </table:table-cell>
        </table:table-row>
        <table:table-row table:style-name="Table6.1">
          <table:table-cell table:style-name="Table6.A2" office:value-type="float" office:value="0">
            <text:p text:style-name="P27">Precondition</text:p>
          </table:table-cell>
          <table:table-cell table:style-name="Table6.B3" office:value-type="string">
            <text:p text:style-name="P109">Registered</text:p>
            <text:p text:style-name="P109">logged in</text:p>
          </table:table-cell>
        </table:table-row>
        <table:table-row table:style-name="Table6.1">
          <table:table-cell table:style-name="Table6.A2" office:value-type="float" office:value="0">
            <text:p text:style-name="P27">Basic flow</text:p>
          </table:table-cell>
          <table:table-cell table:style-name="Table6.B4" office:value-type="string">
            <text:p text:style-name="P109">1-login to the web page</text:p>
            <text:p text:style-name="P109">2-enter name or the bar code of the medicine</text:p>
            <text:p text:style-name="P109">3-enter the location </text:p>
            <text:p text:style-name="P109">4-click search </text:p>
            <text:p text:style-name="P183">5-choose pharmacy </text:p>
          </table:table-cell>
        </table:table-row>
        <table:table-row table:style-name="Table6.1">
          <table:table-cell table:style-name="Table6.A2" office:value-type="float" office:value="0">
            <text:p text:style-name="P27">Alternative flow </text:p>
          </table:table-cell>
          <table:table-cell table:style-name="Table6.B5" office:value-type="string">
            <text:p text:style-name="P94"><text:s/><text:span text:style-name="T11">The location is not exact</text:span></text:p>
            <text:p text:style-name="P109"><text:soft-page-break/>the name or the bar code of the medicine is wrong</text:p>
          </table:table-cell>
        </table:table-row>
        <table:table-row table:style-name="Table6.1">
          <table:table-cell table:style-name="Table6.A2" office:value-type="float" office:value="0">
            <text:p text:style-name="P27">Post condition </text:p>
          </table:table-cell>
          <table:table-cell table:style-name="Table6.B6" office:value-type="string">
            <text:p text:style-name="P109">All the pharmacies which have the medicine will be appear and the user will choose </text:p>
          </table:table-cell>
        </table:table-row>
        <table:table-row table:style-name="Table6.1">
          <table:table-cell table:style-name="Table6.A7">
            <text:p text:style-name="P45"/>
          </table:table-cell>
          <table:table-cell table:style-name="Table6.B7">
            <text:p text:style-name="P94"/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7">Use case </text:p>
          </table:table-cell>
          <table:table-cell table:style-name="Table7.A1" office:value-type="float" office:value="0">
            <text:p text:style-name="P57"><text:span text:style-name="T24">Accept </text:span><text:s/>pharmacies <text:span text:style-name="T24">register</text:span></text:p>
          </table:table-cell>
        </table:table-row>
        <table:table-row table:style-name="Table7.1">
          <table:table-cell table:style-name="Table7.A2" office:value-type="float" office:value="0">
            <text:p text:style-name="P27">Actors </text:p>
          </table:table-cell>
          <table:table-cell table:style-name="Table7.B2" office:value-type="string">
            <text:p text:style-name="P122">admin</text:p>
          </table:table-cell>
        </table:table-row>
        <table:table-row table:style-name="Table7.1">
          <table:table-cell table:style-name="Table7.A2" office:value-type="float" office:value="0">
            <text:p text:style-name="P27">Precondition</text:p>
          </table:table-cell>
          <table:table-cell table:style-name="Table7.B3" office:value-type="string">
            <text:p text:style-name="P109">Registered</text:p>
            <text:p text:style-name="P109">logged in</text:p>
          </table:table-cell>
        </table:table-row>
        <table:table-row table:style-name="Table7.1">
          <table:table-cell table:style-name="Table7.A2" office:value-type="float" office:value="0">
            <text:p text:style-name="P27">Basic flow</text:p>
          </table:table-cell>
          <table:table-cell table:style-name="Table7.B4" office:value-type="string">
            <text:p text:style-name="P109">1-login to the web page</text:p>
            <text:p text:style-name="P109">2-<text:span text:style-name="T12">open control page</text:span></text:p>
            <text:p text:style-name="P109">3-<text:span text:style-name="T24">view pharmacies info </text:span></text:p>
            <text:p text:style-name="P109">4-click <text:span text:style-name="T12">add</text:span></text:p>
          </table:table-cell>
        </table:table-row>
        <table:table-row table:style-name="Table7.1">
          <table:table-cell table:style-name="Table7.A2" office:value-type="float" office:value="0">
            <text:p text:style-name="P27">Alternative flow </text:p>
          </table:table-cell>
          <table:table-cell table:style-name="Table7.B5" office:value-type="string">
            <text:p text:style-name="P122">The admin can't login </text:p>
          </table:table-cell>
        </table:table-row>
        <table:table-row table:style-name="Table7.1">
          <table:table-cell table:style-name="Table7.A2" office:value-type="float" office:value="0">
            <text:p text:style-name="P27">Post condition </text:p>
          </table:table-cell>
          <table:table-cell table:style-name="Table7.B6" office:value-type="string">
            <text:p text:style-name="P122">The <text:span text:style-name="T32">pharmacy is informed with admin decision </text:span></text:p>
          </table:table-cell>
        </table:table-row>
        <table:table-row table:style-name="Table7.1">
          <table:table-cell table:style-name="Table7.A7">
            <text:p text:style-name="P45"/>
          </table:table-cell>
          <table:table-cell table:style-name="Table7.B7">
            <text:p text:style-name="P94"/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7">Use case </text:p>
          </table:table-cell>
          <table:table-cell table:style-name="Table8.A1" office:value-type="float" office:value="0">
            <text:p text:style-name="P57"><text:span text:style-name="T13">delete</text:span> pharmacies</text:p>
          </table:table-cell>
        </table:table-row>
        <table:table-row table:style-name="Table8.1">
          <table:table-cell table:style-name="Table8.A2" office:value-type="float" office:value="0">
            <text:p text:style-name="P27">Actors </text:p>
          </table:table-cell>
          <table:table-cell table:style-name="Table8.B2" office:value-type="string">
            <text:p text:style-name="P122">admin</text:p>
          </table:table-cell>
        </table:table-row>
        <table:table-row table:style-name="Table8.1">
          <table:table-cell table:style-name="Table8.A2" office:value-type="float" office:value="0">
            <text:p text:style-name="P27">Precondition</text:p>
          </table:table-cell>
          <table:table-cell table:style-name="Table8.B3" office:value-type="string">
            <text:p text:style-name="P109">Registered</text:p>
            <text:p text:style-name="P109">logged in</text:p>
          </table:table-cell>
        </table:table-row>
        <table:table-row table:style-name="Table8.1">
          <table:table-cell table:style-name="Table8.A2" office:value-type="float" office:value="0">
            <text:p text:style-name="P27">Basic flow</text:p>
          </table:table-cell>
          <table:table-cell table:style-name="Table8.B4" office:value-type="string">
            <text:p text:style-name="P109">1-login to the web page</text:p>
            <text:p text:style-name="P109">2-<text:span text:style-name="T12">open control page</text:span></text:p>
            <text:p text:style-name="P109">3- <text:span text:style-name="T13">select pharmacy</text:span></text:p>
            <text:p text:style-name="P109">4-click <text:span text:style-name="T13">delete</text:span></text:p>
          </table:table-cell>
        </table:table-row>
        <table:table-row table:style-name="Table8.1">
          <table:table-cell table:style-name="Table8.A2" office:value-type="float" office:value="0">
            <text:p text:style-name="P27">Alternative flow <text:s text:c="26"/></text:p>
          </table:table-cell>
          <table:table-cell table:style-name="Table8.B5" office:value-type="string">
            <text:p text:style-name="P134">The pharmacy isn't registered yet</text:p>
          </table:table-cell>
        </table:table-row>
        <table:table-row table:style-name="Table8.1">
          <table:table-cell table:style-name="Table8.A2" office:value-type="float" office:value="0">
            <text:p text:style-name="P27">Post condition </text:p>
          </table:table-cell>
          <table:table-cell table:style-name="Table8.B6" office:value-type="string">
            <text:p text:style-name="P183">Inform pharmacy with admin decision </text:p>
          </table:table-cell>
        </table:table-row>
        <table:table-row table:style-name="Table8.1">
          <table:table-cell table:style-name="Table8.A7">
            <text:p text:style-name="P45"/>
          </table:table-cell>
          <table:table-cell table:style-name="Table8.B7">
            <text:p text:style-name="P94"/>
          </table:table-cell>
        </table:table-row>
      </table:table>
      <text:p text:style-name="P9"/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27">Use case </text:p>
          </table:table-cell>
          <table:table-cell table:style-name="Table9.A1" office:value-type="float" office:value="0">
            <text:p text:style-name="P58">Hung pharmacy</text:p>
          </table:table-cell>
        </table:table-row>
        <table:table-row table:style-name="Table9.1">
          <table:table-cell table:style-name="Table9.A2" office:value-type="float" office:value="0">
            <text:p text:style-name="P27">Actors </text:p>
          </table:table-cell>
          <table:table-cell table:style-name="Table9.B2" office:value-type="string">
            <text:p text:style-name="P122">admin</text:p>
          </table:table-cell>
        </table:table-row>
        <table:table-row table:style-name="Table9.1">
          <table:table-cell table:style-name="Table9.A2" office:value-type="float" office:value="0">
            <text:p text:style-name="P27">Precondition</text:p>
          </table:table-cell>
          <table:table-cell table:style-name="Table9.B3" office:value-type="string">
            <text:p text:style-name="P109">Registered</text:p>
            <text:p text:style-name="P109">logged in</text:p>
          </table:table-cell>
        </table:table-row>
        <table:table-row table:style-name="Table9.1">
          <table:table-cell table:style-name="Table9.A2" office:value-type="float" office:value="0">
            <text:p text:style-name="P27">Basic flow</text:p>
          </table:table-cell>
          <table:table-cell table:style-name="Table9.B4" office:value-type="string">
            <text:p text:style-name="P109">1-login to the web page</text:p>
            <text:p text:style-name="P109">2-<text:span text:style-name="T12">open control page</text:span></text:p>
            <text:p text:style-name="P109">3- <text:span text:style-name="T13">select pharmacy</text:span></text:p>
            <text:p text:style-name="P109">4-click <text:span text:style-name="T13">hung</text:span></text:p>
          </table:table-cell>
        </table:table-row>
        <table:table-row table:style-name="Table9.1">
          <table:table-cell table:style-name="Table9.A2" office:value-type="float" office:value="0">
            <text:p text:style-name="P27">Alternative flow <text:s text:c="26"/></text:p>
          </table:table-cell>
          <table:table-cell table:style-name="Table9.B5" office:value-type="string">
            <text:p text:style-name="P134">The pharmacy isn't <text:s/>found </text:p>
          </table:table-cell>
        </table:table-row>
        <table:table-row table:style-name="Table9.1">
          <table:table-cell table:style-name="Table9.A2" office:value-type="float" office:value="0">
            <text:p text:style-name="P27">Post condition </text:p>
          </table:table-cell>
          <table:table-cell table:style-name="Table9.B6" office:value-type="string">
            <text:p text:style-name="P122"><text:span text:style-name="T32">Inform</text:span> <text:span text:style-name="T13">the pharmacy <text:s/>that it is no longer supported by our services</text:span></text:p>
          </table:table-cell>
        </table:table-row>
        <table:table-row table:style-name="Table9.1">
          <table:table-cell table:style-name="Table9.A7">
            <text:p text:style-name="P45"/>
          </table:table-cell>
          <table:table-cell table:style-name="Table9.B7">
            <text:p text:style-name="P94"/>
          </table:table-cell>
        </table:table-row>
      </table:table>
      <text:p text:style-name="P4"/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28">Use case </text:p>
          </table:table-cell>
          <table:table-cell table:style-name="Table11.A1" office:value-type="float" office:value="0">
            <text:p text:style-name="P59"><text:span text:style-name="T20">UN</text:span>Hung pharmacy</text:p>
          </table:table-cell>
        </table:table-row>
        <table:table-row table:style-name="Table11.1">
          <table:table-cell table:style-name="Table11.A2" office:value-type="float" office:value="0">
            <text:p text:style-name="P28">Actors </text:p>
          </table:table-cell>
          <table:table-cell table:style-name="Table11.B2" office:value-type="string">
            <text:p text:style-name="P123">admin</text:p>
          </table:table-cell>
        </table:table-row>
        <table:table-row table:style-name="Table11.1">
          <table:table-cell table:style-name="Table11.A2" office:value-type="float" office:value="0">
            <text:p text:style-name="P28">Precondition</text:p>
          </table:table-cell>
          <table:table-cell table:style-name="Table11.B3" office:value-type="string">
            <text:p text:style-name="P110">Registered</text:p>
            <text:p text:style-name="P110">logged in</text:p>
          </table:table-cell>
        </table:table-row>
        <table:table-row table:style-name="Table11.1">
          <table:table-cell table:style-name="Table11.A2" office:value-type="float" office:value="0">
            <text:p text:style-name="P28">Basic flow</text:p>
          </table:table-cell>
          <table:table-cell table:style-name="Table11.B4" office:value-type="string">
            <text:p text:style-name="P110">1-login to the web page</text:p>
            <text:p text:style-name="P110">2-<text:span text:style-name="T12">open control page</text:span></text:p>
            <text:p text:style-name="P110">3- <text:span text:style-name="T13">select pharmacy</text:span></text:p>
            <text:p text:style-name="P110">4-click <text:span text:style-name="T20">Unhung</text:span></text:p>
          </table:table-cell>
        </table:table-row>
        <table:table-row table:style-name="Table11.1">
          <table:table-cell table:style-name="Table11.A2" office:value-type="float" office:value="0">
            <text:p text:style-name="P28">Alternative flow <text:s text:c="26"/></text:p>
          </table:table-cell>
          <table:table-cell table:style-name="Table11.B5" office:value-type="string">
            <text:p text:style-name="P135">The pharmacy isn't <text:s/>found </text:p>
          </table:table-cell>
        </table:table-row>
        <text:soft-page-break/>
        <table:table-row table:style-name="Table11.1">
          <table:table-cell table:style-name="Table11.A2" office:value-type="float" office:value="0">
            <text:p text:style-name="P28">Post condition </text:p>
          </table:table-cell>
          <table:table-cell table:style-name="Table11.B6" office:value-type="string">
            <text:p text:style-name="P123"><text:s/><text:span text:style-name="T13">the pharmacy is informed that it is back to be supported by our services</text:span></text:p>
          </table:table-cell>
        </table:table-row>
        <table:table-row table:style-name="Table11.1">
          <table:table-cell table:style-name="Table11.A7">
            <text:p text:style-name="P46"/>
          </table:table-cell>
          <table:table-cell table:style-name="Table11.B7">
            <text:p text:style-name="P95"/>
          </table:table-cell>
        </table:table-row>
      </table:table>
      <text:p text:style-name="P5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29">Use case </text:p>
          </table:table-cell>
          <table:table-cell table:style-name="Table13.A1" office:value-type="float" office:value="0">
            <text:p text:style-name="P62">Show <text:span text:style-name="T33">control page</text:span></text:p>
          </table:table-cell>
        </table:table-row>
        <table:table-row table:style-name="Table13.1">
          <table:table-cell table:style-name="Table13.A2" office:value-type="float" office:value="0">
            <text:p text:style-name="P29">Actors </text:p>
          </table:table-cell>
          <table:table-cell table:style-name="Table13.B2" office:value-type="string">
            <text:p text:style-name="P124">admin</text:p>
          </table:table-cell>
        </table:table-row>
        <table:table-row table:style-name="Table13.1">
          <table:table-cell table:style-name="Table13.A2" office:value-type="float" office:value="0">
            <text:p text:style-name="P29">Precondition</text:p>
          </table:table-cell>
          <table:table-cell table:style-name="Table13.B3" office:value-type="string">
            <text:p text:style-name="P111">Registered</text:p>
            <text:p text:style-name="P111">logged in</text:p>
          </table:table-cell>
        </table:table-row>
        <table:table-row table:style-name="Table13.1">
          <table:table-cell table:style-name="Table13.A2" office:value-type="float" office:value="0">
            <text:p text:style-name="P29">Basic flow</text:p>
          </table:table-cell>
          <table:table-cell table:style-name="Table13.B4" office:value-type="string">
            <text:p text:style-name="P111">1-login to the web page</text:p>
            <text:p text:style-name="P111">2-<text:span text:style-name="T12">open control page</text:span></text:p>
          </table:table-cell>
        </table:table-row>
        <table:table-row table:style-name="Table13.1">
          <table:table-cell table:style-name="Table13.A2" office:value-type="float" office:value="0">
            <text:p text:style-name="P29">Alternative flow <text:s text:c="26"/></text:p>
          </table:table-cell>
          <table:table-cell table:style-name="Table13.B5" office:value-type="string">
            <text:p text:style-name="P145">No <text:span text:style-name="T22">pharmacies registered yet</text:span></text:p>
          </table:table-cell>
        </table:table-row>
        <table:table-row table:style-name="Table13.1">
          <table:table-cell table:style-name="Table13.A2" office:value-type="float" office:value="0">
            <text:p text:style-name="P29">Post condition </text:p>
          </table:table-cell>
          <table:table-cell table:style-name="Table13.B6" office:value-type="string">
            <text:p text:style-name="P185">Show pharmacies status and names</text:p>
          </table:table-cell>
        </table:table-row>
        <table:table-row table:style-name="Table13.1">
          <table:table-cell table:style-name="Table13.A7">
            <text:p text:style-name="P47"/>
          </table:table-cell>
          <table:table-cell table:style-name="Table13.B7">
            <text:p text:style-name="P96"/>
          </table:table-cell>
        </table:table-row>
      </table:table>
      <text:p text:style-name="P11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float" office:value="0">
            <text:p text:style-name="P37">Use case </text:p>
          </table:table-cell>
          <table:table-cell table:style-name="Table27.A1" office:value-type="float" office:value="0">
            <text:p text:style-name="P63">Show report</text:p>
          </table:table-cell>
        </table:table-row>
        <table:table-row table:style-name="Table27.1">
          <table:table-cell table:style-name="Table27.A2" office:value-type="float" office:value="0">
            <text:p text:style-name="P37">Actors </text:p>
          </table:table-cell>
          <table:table-cell table:style-name="Table27.B2" office:value-type="string">
            <text:p text:style-name="P130">admin</text:p>
          </table:table-cell>
        </table:table-row>
        <table:table-row table:style-name="Table27.1">
          <table:table-cell table:style-name="Table27.A2" office:value-type="float" office:value="0">
            <text:p text:style-name="P37">Precondition</text:p>
          </table:table-cell>
          <table:table-cell table:style-name="Table27.B3" office:value-type="string">
            <text:p text:style-name="P119">Registered</text:p>
            <text:p text:style-name="P119">logged in</text:p>
          </table:table-cell>
        </table:table-row>
        <table:table-row table:style-name="Table27.1">
          <table:table-cell table:style-name="Table27.A2" office:value-type="float" office:value="0">
            <text:p text:style-name="P37">Basic flow</text:p>
          </table:table-cell>
          <table:table-cell table:style-name="Table27.B4" office:value-type="string">
            <text:p text:style-name="P119">1-login to the web page</text:p>
            <text:p text:style-name="P119">2-<text:span text:style-name="T12">open control page</text:span></text:p>
            <text:p text:style-name="P119">3- <text:span text:style-name="T13">select <text:s/>show report</text:span></text:p>
          </table:table-cell>
        </table:table-row>
        <table:table-row table:style-name="Table27.1">
          <table:table-cell table:style-name="Table27.A2" office:value-type="float" office:value="0">
            <text:p text:style-name="P37">Alternative flow <text:s text:c="26"/></text:p>
          </table:table-cell>
          <table:table-cell table:style-name="Table27.B5" office:value-type="string">
            <text:p text:style-name="P146">No order<text:span text:style-name="T22">s</text:span> to be showed</text:p>
          </table:table-cell>
        </table:table-row>
        <table:table-row table:style-name="Table27.1">
          <table:table-cell table:style-name="Table27.A2" office:value-type="float" office:value="0">
            <text:p text:style-name="P37">Post condition </text:p>
          </table:table-cell>
          <table:table-cell table:style-name="Table27.B6" office:value-type="string">
            <text:p text:style-name="P130">The admin is registered in database / <text:span text:style-name="T13">there is orders that is already in orderlist and show most ordered regions</text:span></text:p>
          </table:table-cell>
        </table:table-row>
        <table:table-row table:style-name="Table27.1">
          <table:table-cell table:style-name="Table27.A7">
            <text:p text:style-name="P51"/>
          </table:table-cell>
          <table:table-cell table:style-name="Table27.B7">
            <text:p text:style-name="P100"/>
          </table:table-cell>
        </table:table-row>
      </table:table>
      <text:p text:style-name="P12"/>
      <text:p text:style-name="P17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30">Use case <text:s text:c="35"/></text:p>
          </table:table-cell>
          <table:table-cell table:style-name="Table14.A1" office:value-type="float" office:value="0">
            <text:p text:style-name="P64">rate</text:p>
          </table:table-cell>
        </table:table-row>
        <table:table-row table:style-name="Table14.1">
          <table:table-cell table:style-name="Table14.A2" office:value-type="float" office:value="0">
            <text:p text:style-name="P30">Actors </text:p>
          </table:table-cell>
          <table:table-cell table:style-name="Table14.B2" office:value-type="string">
            <text:p text:style-name="P147">User </text:p>
          </table:table-cell>
        </table:table-row>
        <table:table-row table:style-name="Table14.1">
          <table:table-cell table:style-name="Table14.A2" office:value-type="float" office:value="0">
            <text:p text:style-name="P30">Precondition</text:p>
          </table:table-cell>
          <table:table-cell table:style-name="Table14.B3" office:value-type="string">
            <text:p text:style-name="P112">Registered</text:p>
            <text:p text:style-name="P112">logged in</text:p>
          </table:table-cell>
        </table:table-row>
        <table:table-row table:style-name="Table14.1">
          <table:table-cell table:style-name="Table14.A2" office:value-type="float" office:value="0">
            <text:p text:style-name="P30">Basic flow</text:p>
          </table:table-cell>
          <table:table-cell table:style-name="Table14.B4" office:value-type="string">
            <text:p text:style-name="P112">1-login to the web page</text:p>
            <text:p text:style-name="P112">2-<text:span text:style-name="T12">open home page</text:span></text:p>
            <text:p text:style-name="P112">3- <text:span text:style-name="T16">search for <text:s/>medicine </text:span></text:p>
            <text:p text:style-name="P112">4-<text:span text:style-name="T16">select pharamcy </text:span></text:p>
            <text:p text:style-name="P147">5-click rate</text:p>
          </table:table-cell>
        </table:table-row>
        <table:table-row table:style-name="Table14.1">
          <table:table-cell table:style-name="Table14.A2" office:value-type="float" office:value="0">
            <text:p text:style-name="P30">Alternative flow <text:s text:c="26"/></text:p>
          </table:table-cell>
          <table:table-cell table:style-name="Table14.B5" office:value-type="string">
            <text:p text:style-name="P136">T<text:span text:style-name="T16">he medicine isnot available so no pharamcies will appear </text:span></text:p>
          </table:table-cell>
        </table:table-row>
        <table:table-row table:style-name="Table14.1">
          <table:table-cell table:style-name="Table14.A2" office:value-type="float" office:value="0">
            <text:p text:style-name="P30">Post condition </text:p>
          </table:table-cell>
          <table:table-cell table:style-name="Table14.B6" office:value-type="string">
            <text:p text:style-name="P125"/>
          </table:table-cell>
        </table:table-row>
        <table:table-row table:style-name="Table14.1">
          <table:table-cell table:style-name="Table14.A7">
            <text:p text:style-name="P48"/>
          </table:table-cell>
          <table:table-cell table:style-name="Table14.B7">
            <text:p text:style-name="P97"/>
          </table:table-cell>
        </table:table-row>
      </table:table>
      <text:p text:style-name="P1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float" office:value="0">
            <text:p text:style-name="P30">Use case <text:s text:c="35"/></text:p>
          </table:table-cell>
          <table:table-cell table:style-name="Table15.A1" office:value-type="float" office:value="0">
            <text:p text:style-name="P64">Set schedule </text:p>
          </table:table-cell>
        </table:table-row>
        <table:table-row table:style-name="Table15.1">
          <table:table-cell table:style-name="Table15.A2" office:value-type="float" office:value="0">
            <text:p text:style-name="P30">Actors </text:p>
          </table:table-cell>
          <table:table-cell table:style-name="Table15.B2" office:value-type="string">
            <text:p text:style-name="P147">User </text:p>
          </table:table-cell>
        </table:table-row>
        <table:table-row table:style-name="Table15.1">
          <table:table-cell table:style-name="Table15.A2" office:value-type="float" office:value="0">
            <text:p text:style-name="P30">Precondition</text:p>
          </table:table-cell>
          <table:table-cell table:style-name="Table15.B3" office:value-type="string">
            <text:p text:style-name="P112">Registered</text:p>
            <text:p text:style-name="P112">logged in</text:p>
          </table:table-cell>
        </table:table-row>
        <table:table-row table:style-name="Table15.1">
          <table:table-cell table:style-name="Table15.A2" office:value-type="float" office:value="0">
            <text:p text:style-name="P30">Basic flow</text:p>
          </table:table-cell>
          <table:table-cell table:style-name="Table15.B4" office:value-type="string">
            <text:p text:style-name="P112">1-login to the web page</text:p>
            <text:p text:style-name="P112">2-<text:span text:style-name="T16">open profile page </text:span></text:p>
            <text:p text:style-name="P147">5-click set <text:span text:style-name="T21">schedule</text:span></text:p>
          </table:table-cell>
        </table:table-row>
        <table:table-row table:style-name="Table15.1">
          <table:table-cell table:style-name="Table15.A2" office:value-type="float" office:value="0">
            <text:p text:style-name="P30">Alternative flow <text:s text:c="26"/></text:p>
          </table:table-cell>
          <table:table-cell table:style-name="Table15.B5" office:value-type="string">
            <text:p text:style-name="P147">The user name and pass is wrong so user canot login <text:s/></text:p>
          </table:table-cell>
        </table:table-row>
        <table:table-row table:style-name="Table15.1">
          <table:table-cell table:style-name="Table15.A2" office:value-type="float" office:value="0">
            <text:p text:style-name="P30">Post condition </text:p>
          </table:table-cell>
          <table:table-cell table:style-name="Table15.B6" office:value-type="string">
            <text:p text:style-name="P186">The <text:span text:style-name="T34">schedule will be displayed</text:span></text:p>
          </table:table-cell>
        </table:table-row>
        <table:table-row table:style-name="Table15.1">
          <table:table-cell table:style-name="Table15.A7">
            <text:p text:style-name="P48"/>
          </table:table-cell>
          <table:table-cell table:style-name="Table15.B7" office:value-type="string">
            <text:p text:style-name="P97"/>
          </table:table-cell>
        </table:table-row>
      </table:table>
      <text:p text:style-name="P11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float" office:value="0">
            <text:p text:style-name="P31">Use case <text:s text:c="35"/></text:p>
          </table:table-cell>
          <table:table-cell table:style-name="Table16.A1" office:value-type="float" office:value="0">
            <text:p text:style-name="P65">View profile</text:p>
          </table:table-cell>
        </table:table-row>
        <table:table-row table:style-name="Table16.1">
          <table:table-cell table:style-name="Table16.A2" office:value-type="float" office:value="0">
            <text:p text:style-name="P31">Actors </text:p>
          </table:table-cell>
          <table:table-cell table:style-name="Table16.B2" office:value-type="string">
            <text:p text:style-name="P148">User </text:p>
          </table:table-cell>
        </table:table-row>
        <table:table-row table:style-name="Table16.1">
          <table:table-cell table:style-name="Table16.A2" office:value-type="float" office:value="0">
            <text:p text:style-name="P31">Precondition</text:p>
          </table:table-cell>
          <table:table-cell table:style-name="Table16.B3" office:value-type="string">
            <text:p text:style-name="P113">Registered</text:p>
            <text:p text:style-name="P113">logged in</text:p>
          </table:table-cell>
        </table:table-row>
        <table:table-row table:style-name="Table16.1">
          <table:table-cell table:style-name="Table16.A2" office:value-type="float" office:value="0">
            <text:p text:style-name="P31">Basic flow</text:p>
          </table:table-cell>
          <table:table-cell table:style-name="Table16.B4" office:value-type="string">
            <text:p text:style-name="P113">1-login to the web page</text:p>
            <text:p text:style-name="P113">2-<text:span text:style-name="T12">open profile</text:span></text:p>
          </table:table-cell>
        </table:table-row>
        <table:table-row table:style-name="Table16.1">
          <table:table-cell table:style-name="Table16.A2" office:value-type="float" office:value="0">
            <text:p text:style-name="P31">Alternative flow <text:s text:c="26"/></text:p>
          </table:table-cell>
          <table:table-cell table:style-name="Table16.B5" office:value-type="string">
            <text:p text:style-name="P147">The user name and pass is wrong so user canot login <text:s/></text:p>
          </table:table-cell>
        </table:table-row>
        <table:table-row table:style-name="Table16.1">
          <table:table-cell table:style-name="Table16.A2" office:value-type="float" office:value="0">
            <text:p text:style-name="P31">Post condition </text:p>
          </table:table-cell>
          <table:table-cell table:style-name="Table16.B6" office:value-type="string">
            <text:p text:style-name="P126">The <text:span text:style-name="T35">profile will be displayed</text:span></text:p>
          </table:table-cell>
        </table:table-row>
      </table:table>
      <text:p text:style-name="P13"/>
      <text:p text:style-name="P1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float" office:value="0">
            <text:p text:style-name="P32">Use case <text:s text:c="35"/></text:p>
          </table:table-cell>
          <table:table-cell table:style-name="Table17.A1" office:value-type="float" office:value="0">
            <text:p text:style-name="P66">Order medicine</text:p>
          </table:table-cell>
        </table:table-row>
        <table:table-row table:style-name="Table17.1">
          <table:table-cell table:style-name="Table17.A2" office:value-type="float" office:value="0">
            <text:p text:style-name="P32">Actors </text:p>
          </table:table-cell>
          <table:table-cell table:style-name="Table17.B2" office:value-type="string">
            <text:p text:style-name="P149">User </text:p>
            <text:p text:style-name="P157">pharmacy </text:p>
          </table:table-cell>
        </table:table-row>
        <table:table-row table:style-name="Table17.1">
          <table:table-cell table:style-name="Table17.A2" office:value-type="float" office:value="0">
            <text:p text:style-name="P32">Precondition</text:p>
          </table:table-cell>
          <table:table-cell table:style-name="Table17.B3" office:value-type="string">
            <text:p text:style-name="P114">Registered</text:p>
            <text:p text:style-name="P114">logged in</text:p>
            <text:p text:style-name="P157">medicine search </text:p>
            <text:p text:style-name="P157">pharmacy select </text:p>
          </table:table-cell>
        </table:table-row>
        <table:table-row table:style-name="Table17.1">
          <table:table-cell table:style-name="Table17.A2" office:value-type="float" office:value="0">
            <text:p text:style-name="P32">Basic flow</text:p>
          </table:table-cell>
          <table:table-cell table:style-name="Table17.B4" office:value-type="string">
            <text:p text:style-name="P114">1-login to the web page</text:p>
            <text:p text:style-name="P114">2-<text:span text:style-name="T12">open home page</text:span></text:p>
            <text:p text:style-name="P114">3- <text:span text:style-name="T16">search for <text:s/>medicine </text:span></text:p>
            <text:p text:style-name="P114">4-<text:span text:style-name="T16">select pharmacy </text:span></text:p>
            <text:p text:style-name="P149">5-click <text:span text:style-name="T17">order</text:span></text:p>
          </table:table-cell>
        </table:table-row>
        <table:table-row table:style-name="Table17.1">
          <table:table-cell table:style-name="Table17.A2" office:value-type="float" office:value="0">
            <text:p text:style-name="P32">Alternative flow <text:s text:c="26"/></text:p>
          </table:table-cell>
          <table:table-cell table:style-name="Table17.B5" office:value-type="string">
            <text:p text:style-name="P137">T<text:span text:style-name="T16">he medicine isnot available so no pharamcies will appear</text:span></text:p>
            <text:p text:style-name="P157">or pharmacy doesnot support ordering </text:p>
          </table:table-cell>
        </table:table-row>
        <table:table-row table:style-name="Table17.1">
          <table:table-cell table:style-name="Table17.A2" office:value-type="float" office:value="0">
            <text:p text:style-name="P32">Post condition <text:s text:c="2"/></text:p>
          </table:table-cell>
          <table:table-cell table:style-name="Table17.B6" office:value-type="string">
            <text:p text:style-name="P187">Th<text:span text:style-name="T36">e order notifation will be sent to pharmacy </text:span></text:p>
          </table:table-cell>
        </table:table-row>
        <table:table-row table:style-name="Table17.1">
          <table:table-cell table:style-name="Table17.A7">
            <text:p text:style-name="P49"/>
          </table:table-cell>
          <table:table-cell table:style-name="Table17.B7">
            <text:p text:style-name="P98"/>
          </table:table-cell>
        </table:table-row>
      </table:table>
      <text:p text:style-name="P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float" office:value="0">
            <text:p text:style-name="P33">Use case <text:s text:c="35"/></text:p>
          </table:table-cell>
          <table:table-cell table:style-name="Table18.A1" office:value-type="float" office:value="0">
            <text:p text:style-name="P67"><text:span text:style-name="T18">Edit </text:span>Order</text:p>
          </table:table-cell>
        </table:table-row>
        <table:table-row table:style-name="Table18.1">
          <table:table-cell table:style-name="Table18.A2" office:value-type="float" office:value="0">
            <text:p text:style-name="P33">Actors </text:p>
          </table:table-cell>
          <table:table-cell table:style-name="Table18.B2" office:value-type="string">
            <text:p text:style-name="P150">User </text:p>
            <text:p text:style-name="P158">pharmacy </text:p>
          </table:table-cell>
        </table:table-row>
        <table:table-row table:style-name="Table18.1">
          <table:table-cell table:style-name="Table18.A2" office:value-type="float" office:value="0">
            <text:p text:style-name="P33">Precondition</text:p>
          </table:table-cell>
          <table:table-cell table:style-name="Table18.B3" office:value-type="string">
            <text:p text:style-name="P115">Registered</text:p>
            <text:p text:style-name="P115">logged in</text:p>
            <text:p text:style-name="P158">medicine search </text:p>
            <text:p text:style-name="P158">pharmacy select</text:p>
            <text:p text:style-name="P158"><text:span text:style-name="T37">medicine ordered</text:span> </text:p>
          </table:table-cell>
        </table:table-row>
        <table:table-row table:style-name="Table18.1">
          <table:table-cell table:style-name="Table18.A2" office:value-type="float" office:value="0">
            <text:p text:style-name="P33">Basic flow</text:p>
          </table:table-cell>
          <table:table-cell table:style-name="Table18.B4" office:value-type="string">
            <text:p text:style-name="P115">1-login to the web page</text:p>
            <text:p text:style-name="P115">2-<text:span text:style-name="T12">open profile page</text:span></text:p>
            <text:p text:style-name="P115">3- <text:span text:style-name="T21">open orders </text:span></text:p>
            <text:p text:style-name="P115">4-<text:span text:style-name="T16">select order</text:span></text:p>
            <text:p text:style-name="P150">5-click <text:span text:style-name="T18">edit order</text:span></text:p>
          </table:table-cell>
        </table:table-row>
        <table:table-row table:style-name="Table18.1">
          <table:table-cell table:style-name="Table18.A2" office:value-type="float" office:value="0">
            <text:p text:style-name="P33">Alternative flow <text:s text:c="26"/></text:p>
          </table:table-cell>
          <table:table-cell table:style-name="Table18.B5" office:value-type="string">
            <text:p text:style-name="P138">T<text:span text:style-name="T16">he order already passed reediting time so no re-fonded orders <text:s/></text:span></text:p>
          </table:table-cell>
        </table:table-row>
        <table:table-row table:style-name="Table18.1">
          <table:table-cell table:style-name="Table18.A2" office:value-type="float" office:value="0">
            <text:p text:style-name="P33">Post condition </text:p>
          </table:table-cell>
          <table:table-cell table:style-name="Table18.B6" office:value-type="string">
            <text:p text:style-name="P127">The <text:span text:style-name="T16">User new order will be displayed and notification <text:s/>will be sent to pharmacy </text:span></text:p>
          </table:table-cell>
        </table:table-row>
        <table:table-row table:style-name="Table18.1">
          <table:table-cell table:style-name="Table18.A7">
            <text:p text:style-name="P50"/>
          </table:table-cell>
          <table:table-cell table:style-name="Table18.B7">
            <text:p text:style-name="P99"/>
          </table:table-cell>
        </table:table-row>
      </table:table>
      <text:p text:style-name="P15"/>
      <text:p text:style-name="P1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float" office:value="0">
            <text:p text:style-name="P34">Use case <text:s text:c="35"/></text:p>
          </table:table-cell>
          <table:table-cell table:style-name="Table19.A1" office:value-type="float" office:value="0">
            <text:p text:style-name="P68"><text:span text:style-name="T19">delete </text:span>Order</text:p>
          </table:table-cell>
        </table:table-row>
        <table:table-row table:style-name="Table19.1">
          <table:table-cell table:style-name="Table19.A2" office:value-type="float" office:value="0">
            <text:p text:style-name="P34">Actors </text:p>
          </table:table-cell>
          <table:table-cell table:style-name="Table19.B2" office:value-type="string">
            <text:p text:style-name="P151">User </text:p>
            <text:p text:style-name="P159">pharmacy </text:p>
          </table:table-cell>
        </table:table-row>
        <table:table-row table:style-name="Table19.1">
          <table:table-cell table:style-name="Table19.A2" office:value-type="float" office:value="0">
            <text:p text:style-name="P34">Precondition</text:p>
          </table:table-cell>
          <table:table-cell table:style-name="Table19.B3" office:value-type="string">
            <text:p text:style-name="P116">Registered</text:p>
            <text:p text:style-name="P116">logged in</text:p>
            <text:p text:style-name="P159">medicine search </text:p>
            <text:p text:style-name="P159"><text:soft-page-break/>pharmacy select</text:p>
            <text:p text:style-name="P159"><text:span text:style-name="T18">medcine ordered</text:span> </text:p>
          </table:table-cell>
        </table:table-row>
        <table:table-row table:style-name="Table19.1">
          <table:table-cell table:style-name="Table19.A2" office:value-type="float" office:value="0">
            <text:p text:style-name="P34">Basic flow</text:p>
          </table:table-cell>
          <table:table-cell table:style-name="Table19.B4" office:value-type="string">
            <text:p text:style-name="P118">1-login to the web page</text:p>
            <text:p text:style-name="P118">2-<text:span text:style-name="T12">open profile page</text:span></text:p>
            <text:p text:style-name="P118">3- <text:span text:style-name="T21">open orders </text:span></text:p>
            <text:p text:style-name="P118">4-<text:span text:style-name="T16">select order</text:span></text:p>
            <text:p text:style-name="P152">5-click <text:span text:style-name="T21">delete order</text:span></text:p>
          </table:table-cell>
        </table:table-row>
        <table:table-row table:style-name="Table19.1">
          <table:table-cell table:style-name="Table19.A2" office:value-type="float" office:value="0">
            <text:p text:style-name="P34">Alternative flow <text:s text:c="26"/></text:p>
          </table:table-cell>
          <table:table-cell table:style-name="Table19.B5" office:value-type="string">
            <text:p text:style-name="P139">T<text:span text:style-name="T16">he order already passed deleting <text:s/>time so no re-fonded orders <text:s/></text:span></text:p>
          </table:table-cell>
        </table:table-row>
        <table:table-row table:style-name="Table19.1">
          <table:table-cell table:style-name="Table19.A2" office:value-type="float" office:value="0">
            <text:p text:style-name="P34">Post condition </text:p>
          </table:table-cell>
          <table:table-cell table:style-name="Table19.B6" office:value-type="string">
            <text:p text:style-name="P188">The order will be deleted and notification send to pharmacy </text:p>
          </table:table-cell>
        </table:table-row>
      </table:table>
      <text:p text:style-name="P1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float" office:value="0">
            <text:p text:style-name="P34">Use case <text:s text:c="35"/></text:p>
          </table:table-cell>
          <table:table-cell table:style-name="Table20.A1" office:value-type="float" office:value="0">
            <text:p text:style-name="P69">Add medicine </text:p>
          </table:table-cell>
        </table:table-row>
        <table:table-row table:style-name="Table20.1">
          <table:table-cell table:style-name="Table20.A2" office:value-type="float" office:value="0">
            <text:p text:style-name="P34">Actors </text:p>
          </table:table-cell>
          <table:table-cell table:style-name="Table20.B2" office:value-type="string">
            <text:p text:style-name="P159">pharmacy </text:p>
          </table:table-cell>
        </table:table-row>
        <table:table-row table:style-name="Table20.1">
          <table:table-cell table:style-name="Table20.A2" office:value-type="float" office:value="0">
            <text:p text:style-name="P34">Precondition</text:p>
          </table:table-cell>
          <table:table-cell table:style-name="Table20.B3" office:value-type="string">
            <text:p text:style-name="P116">Registered</text:p>
            <text:p text:style-name="P116">logged in<text:span text:style-name="T17"> </text:span></text:p>
          </table:table-cell>
        </table:table-row>
        <table:table-row table:style-name="Table20.1">
          <table:table-cell table:style-name="Table20.A2" office:value-type="float" office:value="0">
            <text:p text:style-name="P34">Basic flow</text:p>
          </table:table-cell>
          <table:table-cell table:style-name="Table20.B4" office:value-type="string">
            <text:p text:style-name="P116">1-login to the web page</text:p>
            <text:p text:style-name="P116">2-<text:span text:style-name="T12">open home page</text:span></text:p>
            <text:p text:style-name="P116">3- <text:span text:style-name="T16">search for <text:s/>medicine </text:span></text:p>
            <text:p text:style-name="P116">4-<text:span text:style-name="T19">open pharmacy page</text:span></text:p>
            <text:p text:style-name="P164">5-click add medicine</text:p>
          </table:table-cell>
        </table:table-row>
        <table:table-row table:style-name="Table20.1">
          <table:table-cell table:style-name="Table20.A2" office:value-type="float" office:value="0">
            <text:p text:style-name="P34">Alternative flow <text:s text:c="26"/></text:p>
          </table:table-cell>
          <table:table-cell table:style-name="Table20.B5" office:value-type="string">
            <text:p text:style-name="P151"><text:s/>The medicine is already added so it will be added directly to database of pharmacy </text:p>
          </table:table-cell>
        </table:table-row>
        <table:table-row table:style-name="Table20.1">
          <table:table-cell table:style-name="Table20.A2" office:value-type="float" office:value="0">
            <text:p text:style-name="P34">Post condition </text:p>
          </table:table-cell>
          <table:table-cell table:style-name="Table20.B6" office:value-type="string">
            <text:p text:style-name="P128">T<text:span text:style-name="T37">he medicine will be added in their database and will searched by user </text:span></text:p>
          </table:table-cell>
        </table:table-row>
      </table:table>
      <text:p text:style-name="P18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float" office:value="0">
            <text:p text:style-name="P36">Use case <text:s text:c="35"/></text:p>
          </table:table-cell>
          <table:table-cell table:style-name="Table26.A1" office:value-type="float" office:value="0">
            <text:p text:style-name="P70"><text:span text:style-name="T21">remove</text:span> medicine </text:p>
          </table:table-cell>
        </table:table-row>
        <table:table-row table:style-name="Table26.1">
          <table:table-cell table:style-name="Table26.A2" office:value-type="float" office:value="0">
            <text:p text:style-name="P36">Actors </text:p>
          </table:table-cell>
          <table:table-cell table:style-name="Table26.B2" office:value-type="string">
            <text:p text:style-name="P161">pharmacy </text:p>
          </table:table-cell>
        </table:table-row>
        <table:table-row table:style-name="Table26.1">
          <table:table-cell table:style-name="Table26.A2" office:value-type="float" office:value="0">
            <text:p text:style-name="P36">Precondition</text:p>
          </table:table-cell>
          <table:table-cell table:style-name="Table26.B3" office:value-type="string">
            <text:p text:style-name="P118">Registered</text:p>
            <text:p text:style-name="P118">logged in<text:span text:style-name="T17"> </text:span></text:p>
          </table:table-cell>
        </table:table-row>
        <table:table-row table:style-name="Table26.1">
          <table:table-cell table:style-name="Table26.A2" office:value-type="float" office:value="0">
            <text:p text:style-name="P36">Basic flow</text:p>
          </table:table-cell>
          <table:table-cell table:style-name="Table26.B4" office:value-type="string">
            <text:p text:style-name="P118">1-login to the web page</text:p>
            <text:p text:style-name="P118">2-<text:span text:style-name="T12">open home page</text:span></text:p>
            <text:p text:style-name="P118">3- <text:span text:style-name="T16">search for <text:s/>medicine </text:span></text:p>
            <text:p text:style-name="P118">4-<text:span text:style-name="T19">open pharmacy page</text:span></text:p>
            <text:p text:style-name="P166">5-click <text:span text:style-name="T21">remove</text:span> medicine</text:p>
          </table:table-cell>
        </table:table-row>
        <table:table-row table:style-name="Table26.1">
          <table:table-cell table:style-name="Table26.A2" office:value-type="float" office:value="0">
            <text:p text:style-name="P36">Alternative flow <text:s text:c="26"/></text:p>
          </table:table-cell>
          <table:table-cell table:style-name="Table26.B5" office:value-type="string">
            <text:p text:style-name="P152"><text:s/>The medicine is<text:span text:style-name="T37">n’t</text:span> already added so it wi<text:span text:style-name="T37">ll return an error message to pharmacy </text:span></text:p>
          </table:table-cell>
        </table:table-row>
        <table:table-row table:style-name="Table26.1">
          <table:table-cell table:style-name="Table26.A2" office:value-type="float" office:value="0">
            <text:p text:style-name="P36">Post condition </text:p>
          </table:table-cell>
          <table:table-cell table:style-name="Table26.B6" office:value-type="string">
            <text:p text:style-name="P129">The <text:span text:style-name="T37">medicine will be removed from their DB </text:span></text:p>
          </table:table-cell>
        </table:table-row>
      </table:table>
      <text:p text:style-name="P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float" office:value="0">
            <text:p text:style-name="P36">Use case <text:s text:c="35"/></text:p>
          </table:table-cell>
          <table:table-cell table:style-name="Table23.A1" office:value-type="float" office:value="0">
            <text:p text:style-name="P70"><text:span text:style-name="T21">Register</text:span> medicine </text:p>
          </table:table-cell>
        </table:table-row>
        <table:table-row table:style-name="Table23.1">
          <table:table-cell table:style-name="Table23.A2" office:value-type="float" office:value="0">
            <text:p text:style-name="P36">Actors </text:p>
          </table:table-cell>
          <table:table-cell table:style-name="Table23.B2" office:value-type="string">
            <text:p text:style-name="P161">pharmacy </text:p>
          </table:table-cell>
        </table:table-row>
        <table:table-row table:style-name="Table23.1">
          <table:table-cell table:style-name="Table23.A2" office:value-type="float" office:value="0">
            <text:p text:style-name="P36">Precondition</text:p>
          </table:table-cell>
          <table:table-cell table:style-name="Table23.B3" office:value-type="string">
            <text:p text:style-name="P118">Registered</text:p>
            <text:p text:style-name="P118">logged in<text:span text:style-name="T17"> </text:span></text:p>
          </table:table-cell>
        </table:table-row>
        <table:table-row table:style-name="Table23.1">
          <table:table-cell table:style-name="Table23.A2" office:value-type="float" office:value="0">
            <text:p text:style-name="P36">Basic flow</text:p>
          </table:table-cell>
          <table:table-cell table:style-name="Table23.B4" office:value-type="string">
            <text:p text:style-name="P118">1-login to the web page</text:p>
            <text:p text:style-name="P118">2-<text:span text:style-name="T12">open home page</text:span></text:p>
            <text:p text:style-name="P118">3- <text:span text:style-name="T16">search for <text:s/>medicine and medicine isn't found </text:span></text:p>
            <text:p text:style-name="P118">4-<text:span text:style-name="T21">click register medicine</text:span></text:p>
            <text:p text:style-name="P166">5-<text:span text:style-name="T21">open medicine register page and fill info</text:span></text:p>
          </table:table-cell>
        </table:table-row>
        <table:table-row table:style-name="Table23.1">
          <table:table-cell table:style-name="Table23.A2" office:value-type="float" office:value="0">
            <text:p text:style-name="P36">Alternative flow <text:s text:c="26"/></text:p>
          </table:table-cell>
          <table:table-cell table:style-name="Table23.B5" office:value-type="string">
            <text:p text:style-name="P152"><text:s/>The medicine is already registered </text:p>
          </table:table-cell>
        </table:table-row>
        <table:table-row table:style-name="Table23.1">
          <table:table-cell table:style-name="Table23.A2" office:value-type="float" office:value="0">
            <text:p text:style-name="P36">Post condition </text:p>
          </table:table-cell>
          <table:table-cell table:style-name="Table23.B6" office:value-type="string">
            <text:p text:style-name="P129">The <text:span text:style-name="T37">medicine will be registered to system and available in this pharmacy </text:span></text:p>
          </table:table-cell>
        </table:table-row>
      </table:table>
      <text:p text:style-name="P1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float" office:value="0">
            <text:p text:style-name="P34">Use case <text:s text:c="35"/></text:p>
          </table:table-cell>
          <table:table-cell table:style-name="Table21.A1" office:value-type="float" office:value="0">
            <text:p text:style-name="P69">Set alternatives</text:p>
          </table:table-cell>
        </table:table-row>
        <table:table-row table:style-name="Table21.1">
          <table:table-cell table:style-name="Table21.A2" office:value-type="float" office:value="0">
            <text:p text:style-name="P34">Actors </text:p>
          </table:table-cell>
          <table:table-cell table:style-name="Table21.B2" office:value-type="string">
            <text:p text:style-name="P159">pharmacy </text:p>
          </table:table-cell>
        </table:table-row>
        <text:soft-page-break/>
        <table:table-row table:style-name="Table21.1">
          <table:table-cell table:style-name="Table21.A2" office:value-type="float" office:value="0">
            <text:p text:style-name="P34">Precondition</text:p>
          </table:table-cell>
          <table:table-cell table:style-name="Table21.B3" office:value-type="string">
            <text:p text:style-name="P116">Registered</text:p>
            <text:p text:style-name="P116">logged in<text:span text:style-name="T17"> </text:span></text:p>
            <text:p text:style-name="P188">the medicine in Database</text:p>
          </table:table-cell>
        </table:table-row>
        <table:table-row table:style-name="Table21.1">
          <table:table-cell table:style-name="Table21.A2" office:value-type="float" office:value="0">
            <text:p text:style-name="P34">Basic flow</text:p>
          </table:table-cell>
          <table:table-cell table:style-name="Table21.B4" office:value-type="string">
            <text:p text:style-name="P116">1-login to the web page</text:p>
            <text:p text:style-name="P116">2-<text:span text:style-name="T12">open home page</text:span></text:p>
            <text:p text:style-name="P116">3- <text:span text:style-name="T16">search for <text:s/>medicine </text:span></text:p>
            <text:p text:style-name="P116">4-<text:span text:style-name="T19">open medicine info</text:span></text:p>
            <text:p text:style-name="P164">5-<text:span text:style-name="T20">add alternatives</text:span></text:p>
          </table:table-cell>
        </table:table-row>
        <table:table-row table:style-name="Table21.1">
          <table:table-cell table:style-name="Table21.A2" office:value-type="float" office:value="0">
            <text:p text:style-name="P34">Alternative flow <text:s text:c="26"/></text:p>
          </table:table-cell>
          <table:table-cell table:style-name="Table21.B5" office:value-type="string">
            <text:p text:style-name="P151"><text:s/>The pharmacy in hung mode so it can't edit <text:s/>medicine alternatives</text:p>
          </table:table-cell>
        </table:table-row>
        <table:table-row table:style-name="Table21.1">
          <table:table-cell table:style-name="Table21.A2" office:value-type="float" office:value="0">
            <text:p text:style-name="P34">Post condition </text:p>
          </table:table-cell>
          <table:table-cell table:style-name="Table21.B6" office:value-type="string">
            <text:p text:style-name="P188">The alternative is added to medcine</text:p>
          </table:table-cell>
        </table:table-row>
      </table:table>
      <text:p text:style-name="P17"/>
      <text:p text:style-name="P1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35">Use case <text:s text:c="35"/></text:p>
          </table:table-cell>
          <table:table-cell table:style-name="Table22.A1" office:value-type="float" office:value="0">
            <text:p text:style-name="P71">Add expire date</text:p>
          </table:table-cell>
        </table:table-row>
        <table:table-row table:style-name="Table22.1">
          <table:table-cell table:style-name="Table22.A2" office:value-type="float" office:value="0">
            <text:p text:style-name="P35">Actors </text:p>
          </table:table-cell>
          <table:table-cell table:style-name="Table22.B2" office:value-type="string">
            <text:p text:style-name="P160">pharmacy </text:p>
          </table:table-cell>
        </table:table-row>
        <table:table-row table:style-name="Table22.1">
          <table:table-cell table:style-name="Table22.A2" office:value-type="float" office:value="0">
            <text:p text:style-name="P35">Precondition</text:p>
          </table:table-cell>
          <table:table-cell table:style-name="Table22.B3" office:value-type="string">
            <text:p text:style-name="P117">Registered</text:p>
            <text:p text:style-name="P117">logged in<text:span text:style-name="T17"> </text:span></text:p>
            <text:p text:style-name="P188">the medicine in Database <text:span text:style-name="T38">of pharmacy </text:span></text:p>
            <text:p text:style-name="P190">not in hung mode</text:p>
          </table:table-cell>
        </table:table-row>
        <table:table-row table:style-name="Table22.1">
          <table:table-cell table:style-name="Table22.A2" office:value-type="float" office:value="0">
            <text:p text:style-name="P35">Basic flow</text:p>
          </table:table-cell>
          <table:table-cell table:style-name="Table22.B4" office:value-type="string">
            <text:p text:style-name="P117">1-login to the web page</text:p>
            <text:p text:style-name="P118">2-<text:span text:style-name="T21">open pharmacy profile</text:span></text:p>
            <text:p text:style-name="P167">3- view available medicine in pharmacy </text:p>
            <text:p text:style-name="P117">4-<text:span text:style-name="T19">open medicine info</text:span></text:p>
            <text:p text:style-name="P165">5-<text:span text:style-name="T20">add expire date</text:span></text:p>
          </table:table-cell>
        </table:table-row>
        <table:table-row table:style-name="Table22.1">
          <table:table-cell table:style-name="Table22.A2" office:value-type="float" office:value="0">
            <text:p text:style-name="P35">Alternative flow <text:s text:c="26"/></text:p>
          </table:table-cell>
          <table:table-cell table:style-name="Table22.B5" office:value-type="string">
            <text:p text:style-name="P153"><text:s/>The pharmacy in hung mode so it can't access their profile</text:p>
          </table:table-cell>
        </table:table-row>
        <table:table-row table:style-name="Table22.1">
          <table:table-cell table:style-name="Table22.A2" office:value-type="float" office:value="0">
            <text:p text:style-name="P35">Post condition </text:p>
          </table:table-cell>
          <table:table-cell table:style-name="Table22.B6" office:value-type="string">
            <text:p text:style-name="P189">Send notification to pharmacy when the medicine is expired </text:p>
          </table:table-cell>
        </table:table-row>
      </table:table>
      <text:p text:style-name="P18"/>
      <text:p text:style-name="P1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float" office:value="0">
            <text:p text:style-name="P36">Use case <text:s text:c="35"/></text:p>
          </table:table-cell>
          <table:table-cell table:style-name="Table25.A1" office:value-type="float" office:value="0">
            <text:p text:style-name="P72">Bind User</text:p>
          </table:table-cell>
        </table:table-row>
        <table:table-row table:style-name="Table25.1">
          <table:table-cell table:style-name="Table25.A2" office:value-type="float" office:value="0">
            <text:p text:style-name="P36">Actors </text:p>
          </table:table-cell>
          <table:table-cell table:style-name="Table25.B2" office:value-type="string">
            <text:p text:style-name="P161">pharmacy </text:p>
          </table:table-cell>
        </table:table-row>
        <table:table-row table:style-name="Table25.1">
          <table:table-cell table:style-name="Table25.A2" office:value-type="float" office:value="0">
            <text:p text:style-name="P36">Precondition</text:p>
          </table:table-cell>
          <table:table-cell table:style-name="Table25.B3" office:value-type="string">
            <text:p text:style-name="P118">Registered</text:p>
            <text:p text:style-name="P118">logged in<text:span text:style-name="T17"> </text:span></text:p>
          </table:table-cell>
        </table:table-row>
        <table:table-row table:style-name="Table25.1">
          <table:table-cell table:style-name="Table25.A2" office:value-type="float" office:value="0">
            <text:p text:style-name="P36">Basic flow</text:p>
          </table:table-cell>
          <table:table-cell table:style-name="Table25.B4" office:value-type="string">
            <text:p text:style-name="P118">1-login to the web page</text:p>
            <text:p text:style-name="P118">2-<text:span text:style-name="T21">open pharmacy profile</text:span></text:p>
            <text:p text:style-name="P167">3- click add patient or search for patient </text:p>
            <text:p text:style-name="P118">4- <text:span text:style-name="T21">bind user with <text:s/>pharmacy </text:span></text:p>
          </table:table-cell>
        </table:table-row>
        <table:table-row table:style-name="Table25.1">
          <table:table-cell table:style-name="Table25.A2" office:value-type="float" office:value="0">
            <text:p text:style-name="P36">Alternative flow <text:s text:c="26"/></text:p>
          </table:table-cell>
          <table:table-cell table:style-name="Table25.B5" office:value-type="string">
            <text:p text:style-name="P152"><text:s/>The pharmacy in hung mode so it can't access their profile</text:p>
          </table:table-cell>
        </table:table-row>
        <table:table-row table:style-name="Table25.1">
          <table:table-cell table:style-name="Table25.A2" office:value-type="float" office:value="0">
            <text:p text:style-name="P36">Post condition </text:p>
          </table:table-cell>
          <table:table-cell table:style-name="Table25.B6" office:value-type="string">
            <text:p text:style-name="P188">The pharmacy will be able to edit user history <text:s/></text:p>
          </table:table-cell>
        </table:table-row>
      </table:table>
      <text:p text:style-name="P1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float" office:value="0">
            <text:p text:style-name="P36">Use case <text:s text:c="35"/></text:p>
          </table:table-cell>
          <table:table-cell table:style-name="Table24.A1" office:value-type="float" office:value="0">
            <text:p text:style-name="P72">Edit user history</text:p>
          </table:table-cell>
        </table:table-row>
        <table:table-row table:style-name="Table24.1">
          <table:table-cell table:style-name="Table24.A2" office:value-type="float" office:value="0">
            <text:p text:style-name="P36">Actors </text:p>
          </table:table-cell>
          <table:table-cell table:style-name="Table24.B2" office:value-type="string">
            <text:p text:style-name="P161">pharmacy </text:p>
          </table:table-cell>
        </table:table-row>
        <table:table-row table:style-name="Table24.1">
          <table:table-cell table:style-name="Table24.A2" office:value-type="float" office:value="0">
            <text:p text:style-name="P36">Precondition</text:p>
          </table:table-cell>
          <table:table-cell table:style-name="Table24.B3" office:value-type="string">
            <text:p text:style-name="P118">Registered</text:p>
            <text:p text:style-name="P118">logged in<text:span text:style-name="T17"> </text:span></text:p>
          </table:table-cell>
        </table:table-row>
        <table:table-row table:style-name="Table24.1">
          <table:table-cell table:style-name="Table24.A2" office:value-type="float" office:value="0">
            <text:p text:style-name="P36">Basic flow</text:p>
          </table:table-cell>
          <table:table-cell table:style-name="Table24.B4" office:value-type="string">
            <text:p text:style-name="P118">1-login to the web page</text:p>
            <text:p text:style-name="P118">2-<text:span text:style-name="T21">open pharmacy profile</text:span></text:p>
            <text:p text:style-name="P167">3-click add patient</text:p>
            <text:p text:style-name="P118">4-<text:span text:style-name="T21">search for patient</text:span></text:p>
            <text:p text:style-name="P166">5-<text:span text:style-name="T21">Edit user history </text:span></text:p>
          </table:table-cell>
        </table:table-row>
        <table:table-row table:style-name="Table24.1">
          <table:table-cell table:style-name="Table24.A2" office:value-type="float" office:value="0">
            <text:p text:style-name="P36">Alternative flow <text:s text:c="26"/></text:p>
          </table:table-cell>
          <table:table-cell table:style-name="Table24.B5" office:value-type="string">
            <text:p text:style-name="P152"><text:s/>The pharmacy in hung mode so it can't access their profile</text:p>
            <text:p text:style-name="P167">the user isn’t added so pharmacy may <text:s/>add him and edit his info</text:p>
          </table:table-cell>
        </table:table-row>
        <table:table-row table:style-name="Table24.1">
          <table:table-cell table:style-name="Table24.A2" office:value-type="float" office:value="0">
            <text:p text:style-name="P36">Post condition </text:p>
          </table:table-cell>
          <table:table-cell table:style-name="Table24.B6" office:value-type="string">
            <text:p text:style-name="P190"><text:span text:style-name="T37">The pharmacy will be able to view user history <text:s/>page and change it</text:span></text:p>
          </table:table-cell>
        </table:table-row>
      </table:table>
      <text:p text:style-name="P18"/>
      <text:p text:style-name="P19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float" office:value="0">
            <text:p text:style-name="P38">Use case <text:s text:c="35"/></text:p>
          </table:table-cell>
          <table:table-cell table:style-name="Table29.A1" office:value-type="float" office:value="0">
            <text:p text:style-name="P73">Accept order</text:p>
          </table:table-cell>
        </table:table-row>
        <table:table-row table:style-name="Table29.1">
          <table:table-cell table:style-name="Table29.A2" office:value-type="float" office:value="0">
            <text:p text:style-name="P38">Actors </text:p>
          </table:table-cell>
          <table:table-cell table:style-name="Table29.B2" office:value-type="string">
            <text:p text:style-name="P162">pharmacy </text:p>
          </table:table-cell>
        </table:table-row>
        <table:table-row table:style-name="Table29.1">
          <table:table-cell table:style-name="Table29.A2" office:value-type="float" office:value="0">
            <text:p text:style-name="P38">Precondition</text:p>
          </table:table-cell>
          <table:table-cell table:style-name="Table29.B3" office:value-type="string">
            <text:p text:style-name="P120">Registered</text:p>
            <text:p text:style-name="P120">logged in<text:span text:style-name="T17"> </text:span></text:p>
            <text:p text:style-name="P184"><text:span text:style-name="T19">not in hung mode</text:span></text:p>
            <text:p text:style-name="P184"><text:span text:style-name="T19">already the medicine ordered </text:span></text:p>
          </table:table-cell>
        </table:table-row>
        <table:table-row table:style-name="Table29.1">
          <table:table-cell table:style-name="Table29.A2" office:value-type="float" office:value="0">
            <text:p text:style-name="P38">Basic flow</text:p>
          </table:table-cell>
          <table:table-cell table:style-name="Table29.B4" office:value-type="string">
            <text:p text:style-name="P120">1-login to the web page</text:p>
            <text:p text:style-name="P120">2-<text:span text:style-name="T21">open pharmacy profile</text:span></text:p>
            <text:p text:style-name="P168">3-<text:span text:style-name="T25">view orders</text:span></text:p>
            <text:p text:style-name="P120">4- <text:span text:style-name="T25">click accept order </text:span></text:p>
          </table:table-cell>
        </table:table-row>
        <table:table-row table:style-name="Table29.1">
          <table:table-cell table:style-name="Table29.A2" office:value-type="float" office:value="0">
            <text:p text:style-name="P38">Alternative flow <text:s text:c="26"/></text:p>
          </table:table-cell>
          <table:table-cell table:style-name="Table29.B5" office:value-type="string">
            <text:p text:style-name="P154"><text:s/>The pharmacy in hung mode so it can't access their profile <text:span text:style-name="T26">the amount of medicine isn't enough in this pharmacy </text:span></text:p>
          </table:table-cell>
        </table:table-row>
        <table:table-row table:style-name="Table29.1">
          <table:table-cell table:style-name="Table29.A2" office:value-type="float" office:value="0">
            <text:p text:style-name="P38">Post condition </text:p>
          </table:table-cell>
          <table:table-cell table:style-name="Table29.B6" office:value-type="string">
            <text:p text:style-name="P191">Notification will be sent to User who ordered the order</text:p>
          </table:table-cell>
        </table:table-row>
      </table:table>
      <text:p text:style-name="P20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float" office:value="0">
            <text:p text:style-name="P39">Use case <text:s text:c="35"/></text:p>
          </table:table-cell>
          <table:table-cell table:style-name="Table30.A1" office:value-type="float" office:value="0">
            <text:p text:style-name="P74"><text:span text:style-name="T27">Decline</text:span> order</text:p>
          </table:table-cell>
        </table:table-row>
        <table:table-row table:style-name="Table30.1">
          <table:table-cell table:style-name="Table30.A2" office:value-type="float" office:value="0">
            <text:p text:style-name="P39">Actors </text:p>
          </table:table-cell>
          <table:table-cell table:style-name="Table30.B2" office:value-type="string">
            <text:p text:style-name="P163">pharmacy </text:p>
          </table:table-cell>
        </table:table-row>
        <table:table-row table:style-name="Table30.1">
          <table:table-cell table:style-name="Table30.A2" office:value-type="float" office:value="0">
            <text:p text:style-name="P39">Precondition</text:p>
          </table:table-cell>
          <table:table-cell table:style-name="Table30.B3" office:value-type="string">
            <text:p text:style-name="P121">Registered</text:p>
            <text:p text:style-name="P121">logged in<text:span text:style-name="T17"> </text:span></text:p>
          </table:table-cell>
        </table:table-row>
        <table:table-row table:style-name="Table30.1">
          <table:table-cell table:style-name="Table30.A2" office:value-type="float" office:value="0">
            <text:p text:style-name="P39">Basic flow</text:p>
          </table:table-cell>
          <table:table-cell table:style-name="Table30.B4" office:value-type="string">
            <text:p text:style-name="P121">1-login to the web page</text:p>
            <text:p text:style-name="P121">2-<text:span text:style-name="T21">open pharmacy profile</text:span></text:p>
            <text:p text:style-name="P169">3-<text:span text:style-name="T25">view orders</text:span></text:p>
            <text:p text:style-name="P121">4- <text:span text:style-name="T25">click <text:s/>decline order </text:span></text:p>
          </table:table-cell>
        </table:table-row>
        <table:table-row table:style-name="Table30.1">
          <table:table-cell table:style-name="Table30.A2" office:value-type="float" office:value="0">
            <text:p text:style-name="P39">Alternative flow <text:s text:c="26"/></text:p>
          </table:table-cell>
          <table:table-cell table:style-name="Table30.B5" office:value-type="string">
            <text:p text:style-name="P155"><text:s/>The pharmacy in hung mode so it <text:span text:style-name="T28">will automatically lose all active orders </text:span></text:p>
          </table:table-cell>
        </table:table-row>
        <table:table-row table:style-name="Table30.1">
          <table:table-cell table:style-name="Table30.A2" office:value-type="float" office:value="0">
            <text:p text:style-name="P39">Post condition </text:p>
          </table:table-cell>
          <table:table-cell table:style-name="Table30.B6" office:value-type="string">
            <text:p text:style-name="P132">The <text:span text:style-name="T19">pharmacy is logged in and not in hung mode and have already the medicine ordered </text:span></text:p>
          </table:table-cell>
        </table:table-row>
      </table:table>
      <text:p text:style-name="P21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float" office:value="0">
            <text:p text:style-name="P40">Use case <text:s text:c="35"/></text:p>
          </table:table-cell>
          <table:table-cell table:style-name="Table31.A1" office:value-type="float" office:value="0">
            <text:p text:style-name="P75">Warning expire</text:p>
          </table:table-cell>
        </table:table-row>
        <table:table-row table:style-name="Table31.1">
          <table:table-cell table:style-name="Table31.A2" office:value-type="float" office:value="0">
            <text:p text:style-name="P40">Actors </text:p>
          </table:table-cell>
          <table:table-cell table:style-name="Table31.B2" office:value-type="string">
            <text:p text:style-name="P170">Server</text:p>
          </table:table-cell>
        </table:table-row>
        <table:table-row table:style-name="Table31.1">
          <table:table-cell table:style-name="Table31.A2" office:value-type="float" office:value="0">
            <text:p text:style-name="P40">Precondition</text:p>
          </table:table-cell>
          <table:table-cell table:style-name="Table31.B3" office:value-type="string">
            <text:p text:style-name="P170">Medicine expired in DB</text:p>
            <text:p text:style-name="P184">The <text:span text:style-name="T19">pharmacy is logged in </text:span></text:p>
            <text:p text:style-name="P184"><text:span text:style-name="T19"><text:s/>not in hung mode</text:span></text:p>
          </table:table-cell>
        </table:table-row>
        <table:table-row table:style-name="Table31.1">
          <table:table-cell table:style-name="Table31.A2" office:value-type="float" office:value="0">
            <text:p text:style-name="P40">Basic flow</text:p>
          </table:table-cell>
          <table:table-cell table:style-name="Table31.B4" office:value-type="string">
            <text:p text:style-name="P170">Send notification to pharmacy </text:p>
          </table:table-cell>
        </table:table-row>
        <table:table-row table:style-name="Table31.1">
          <table:table-cell table:style-name="Table31.A2" office:value-type="float" office:value="0">
            <text:p text:style-name="P40">Alternative flow <text:s text:c="26"/></text:p>
          </table:table-cell>
          <table:table-cell table:style-name="Table31.B5" office:value-type="string">
            <text:p text:style-name="P156"><text:s/>The pharmacy in hung mode so <text:span text:style-name="T29">no notification is not available</text:span></text:p>
          </table:table-cell>
        </table:table-row>
        <table:table-row table:style-name="Table31.1">
          <table:table-cell table:style-name="Table31.A2" office:value-type="float" office:value="0">
            <text:p text:style-name="P40">Post condition </text:p>
          </table:table-cell>
          <table:table-cell table:style-name="Table31.B6" office:value-type="string">
            <text:p text:style-name="P191">Notification will be sent to pharmacy</text:p>
          </table:table-cell>
        </table:table-row>
      </table:table>
      <text:p text:style-name="P22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float" office:value="0">
            <text:p text:style-name="P41">Use case <text:s text:c="35"/></text:p>
          </table:table-cell>
          <table:table-cell table:style-name="Table32.A1" office:value-type="float" office:value="0">
            <text:p text:style-name="P76">Hang pharmacy </text:p>
          </table:table-cell>
        </table:table-row>
        <table:table-row table:style-name="Table32.1">
          <table:table-cell table:style-name="Table32.A2" office:value-type="float" office:value="0">
            <text:p text:style-name="P41">Actors </text:p>
          </table:table-cell>
          <table:table-cell table:style-name="Table32.B2" office:value-type="string">
            <text:p text:style-name="P171">Server</text:p>
          </table:table-cell>
        </table:table-row>
        <table:table-row table:style-name="Table32.1">
          <table:table-cell table:style-name="Table32.A2" office:value-type="float" office:value="0">
            <text:p text:style-name="P41">Precondition</text:p>
          </table:table-cell>
          <table:table-cell table:style-name="Table32.B3" office:value-type="string">
            <text:p text:style-name="P173">No resubscribe done by pharmacy <text:s/></text:p>
          </table:table-cell>
        </table:table-row>
        <table:table-row table:style-name="Table32.1">
          <table:table-cell table:style-name="Table32.A2" office:value-type="float" office:value="0">
            <text:p text:style-name="P41">Basic flow</text:p>
          </table:table-cell>
          <table:table-cell table:style-name="Table32.B4" office:value-type="string">
            <text:p text:style-name="P171">Send notification to pharmacy <text:s/><text:span text:style-name="T30">and close their account</text:span></text:p>
          </table:table-cell>
        </table:table-row>
        <table:table-row table:style-name="Table32.1">
          <table:table-cell table:style-name="Table32.A2" office:value-type="float" office:value="0">
            <text:p text:style-name="P41">Alternative flow <text:s text:c="26"/></text:p>
          </table:table-cell>
          <table:table-cell table:style-name="Table32.B5" office:value-type="string">
            <text:p text:style-name="P173">The pharmacy resubscribe after</text:p>
          </table:table-cell>
        </table:table-row>
        <table:table-row table:style-name="Table32.1">
          <table:table-cell table:style-name="Table32.A2" office:value-type="float" office:value="0">
            <text:p text:style-name="P41">Post condition </text:p>
          </table:table-cell>
          <table:table-cell table:style-name="Table32.B6" office:value-type="string">
            <text:p text:style-name="P192">Notification will be sent to pharmacy</text:p>
          </table:table-cell>
        </table:table-row>
      </table:table>
      <text:p text:style-name="P22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float" office:value="0">
            <text:p text:style-name="P42">Use case <text:s text:c="35"/></text:p>
          </table:table-cell>
          <table:table-cell table:style-name="Table33.A1" office:value-type="float" office:value="0">
            <text:p text:style-name="P77">Notify for schedule</text:p>
          </table:table-cell>
        </table:table-row>
        <table:table-row table:style-name="Table33.1">
          <table:table-cell table:style-name="Table33.A2" office:value-type="float" office:value="0">
            <text:p text:style-name="P42">Actors </text:p>
          </table:table-cell>
          <table:table-cell table:style-name="Table33.B2" office:value-type="string">
            <text:p text:style-name="P172">Server</text:p>
          </table:table-cell>
        </table:table-row>
        <table:table-row table:style-name="Table33.1">
          <table:table-cell table:style-name="Table33.A2" office:value-type="float" office:value="0">
            <text:p text:style-name="P42">Precondition</text:p>
          </table:table-cell>
          <table:table-cell table:style-name="Table33.B3" office:value-type="string">
            <text:p text:style-name="P174"><text:span text:style-name="T31">Time of medicine in schedule</text:span> <text:span text:style-name="T31">has come</text:span> </text:p>
          </table:table-cell>
        </table:table-row>
        <table:table-row table:style-name="Table33.1">
          <table:table-cell table:style-name="Table33.A2" office:value-type="float" office:value="0">
            <text:p text:style-name="P42">Basic flow</text:p>
          </table:table-cell>
          <table:table-cell table:style-name="Table33.B4" office:value-type="string">
            <text:p text:style-name="P172">Send notification to <text:span text:style-name="T31">USer</text:span> <text:s/><text:span text:style-name="T30">and ask for his permission to order</text:span></text:p>
          </table:table-cell>
        </table:table-row>
        <table:table-row table:style-name="Table33.1">
          <table:table-cell table:style-name="Table33.A2" office:value-type="float" office:value="0">
            <text:p text:style-name="P42">Alternative flow <text:s text:c="26"/></text:p>
          </table:table-cell>
          <table:table-cell table:style-name="Table33.B5" office:value-type="string">
            <text:p text:style-name="P175">No medicine is found in pharmacies</text:p>
          </table:table-cell>
        </table:table-row>
        <table:table-row table:style-name="Table33.1">
          <table:table-cell table:style-name="Table33.A2" office:value-type="float" office:value="0">
            <text:p text:style-name="P42">Post condition </text:p>
          </table:table-cell>
          <table:table-cell table:style-name="Table33.B6" office:value-type="string">
            <text:p text:style-name="P172">Send notification to <text:span text:style-name="T31">USer</text:span> <text:s/><text:span text:style-name="T30">and ask for his permission to order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25:13.772023898</meta:creation-date>
    <meta:generator>LibreOffice/5.1.6.2$Linux_X86_64 LibreOffice_project/10m0$Build-2</meta:generator>
    <dc:date>2017-03-26T13:40:30.984876788</dc:date>
    <meta:editing-duration>P1DT20H48M17S</meta:editing-duration>
    <meta:editing-cycles>23</meta:editing-cycles>
    <meta:document-statistic meta:table-count="32" meta:image-count="0" meta:object-count="0" meta:page-count="8" meta:paragraph-count="529" meta:word-count="1749" meta:character-count="11914" meta:non-whitespace-character-count="9126"/>
  </office:meta>
</office:document-meta>
</file>